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1" svg:font-family="FreeMono" style:font-family-generic="modern" style:font-pitch="fixed"/>
    <style:font-face style:name="FreeMono2" svg:font-family="FreeMono" style:font-adornments="Regular" style:font-family-generic="modern" style:font-pitch="fixed"/>
    <style:font-face style:name="Cantarell" svg:font-family="Cantarell" style:font-pitch="variable"/>
    <style:font-face style:name="Cantarell1" svg:font-family="Cantarell" style:font-adornments="Regular" style:font-pitch="variable"/>
    <style:font-face style:name="Cantarell Extra Bold" svg:font-family="'Cantarell Extra Bold'" style:font-pitch="variable"/>
    <style:font-face style:name="Cantarell Extra Bold1" svg:font-family="'Cantarell Extra Bold'" style:font-adornments="Extra Bold" style:font-pitch="variable"/>
    <style:font-face style:name="Liberation Sans2" svg:font-family="'Liberation Sans'" style:font-pitch="variable"/>
    <style:font-face style:name="FreeMono" svg:font-family="Free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03cm" svg:stroke-color="#000000" draw:marker-start-width="0.3cm" draw:marker-end-width="0.3cm" draw:fill="solid" draw:fill-color="#ffffff" draw:textarea-horizontal-align="justify" draw:textarea-vertical-align="middle" draw:auto-grow-height="false" fo:min-height="0.72cm" fo:min-width="0.72cm" fo:padding-top="0.14cm" fo:padding-bottom="0.14cm" fo:padding-left="0.265cm" fo:padding-right="0.265cm"/>
    </style:style>
    <style:style style:name="gr2" style:family="graphic" style:parent-style-name="standard">
      <style:graphic-properties svg:stroke-width="0.03cm" svg:stroke-color="#000000" draw:marker-start-width="0.3cm" draw:marker-end-width="0.3cm" draw:fill="solid" draw:fill-color="#ffffff" draw:textarea-horizontal-align="justify" draw:textarea-vertical-align="middle" draw:auto-grow-height="false" fo:min-height="0.72cm" fo:min-width="0cm" fo:padding-top="0.14cm" fo:padding-bottom="0.14cm" fo:padding-left="0.265cm" fo:padding-right="0.265cm"/>
    </style:style>
    <style:style style:name="gr3" style:family="graphic" style:parent-style-name="objectwithoutfill">
      <style:graphic-properties svg:stroke-width="0.05cm" svg:stroke-color="#000000" draw:marker-start="Circle" draw:marker-start-width="0.25cm" draw:marker-start-center="true" draw:marker-end="Arrow" draw:marker-end-width="0.3cm" draw:fill="none" draw:textarea-vertical-align="middle" fo:padding-top="0.15cm" fo:padding-bottom="0.15cm" fo:padding-left="0.275cm" fo:padding-right="0.275cm"/>
    </style:style>
    <style:style style:name="gr4" style:family="graphic" style:parent-style-name="objectwithoutfill">
      <style:graphic-properties svg:stroke-width="0.05cm" svg:stroke-color="#000000" draw:marker-start="" draw:marker-start-width="0.25cm" draw:marker-start-center="true" draw:marker-end="Arrow" draw:marker-end-width="0.3cm" draw:fill="none"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1.323cm"/>
    </style:style>
    <style:style style:name="gr7" style:family="graphic" style:parent-style-name="standard">
      <style:graphic-properties draw:stroke="none" draw:fill="none" fo:min-height="0.713cm"/>
    </style:style>
    <style:style style:name="gr8" style:family="graphic" style:parent-style-name="standard">
      <style:graphic-properties draw:stroke="none" svg:stroke-color="#000000" draw:fill="none" draw:fill-color="#ffffff" draw:textarea-horizontal-align="center" draw:textarea-vertical-align="middle" draw:auto-grow-height="true" draw:auto-grow-width="false" fo:min-height="0.425cm" fo:min-width="0cm" text:animation-delay="P0D"/>
    </style:style>
    <style:style style:name="gr9"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10" style:family="graphic" style:parent-style-name="standard">
      <style:graphic-properties svg:stroke-width="0.03cm" svg:stroke-color="#000000" draw:marker-start-width="0.3cm" draw:marker-end-width="0.3cm" draw:fill="solid" draw:fill-color="#ffffff" draw:textarea-horizontal-align="justify" draw:textarea-vertical-align="middle" draw:auto-grow-height="false" fo:min-height="0.72cm" fo:min-width="0.72cm" fo:padding-top="0.14cm" fo:padding-bottom="0.14cm" fo:padding-left="0.265cm" fo:padding-right="0.265cm"/>
    </style:style>
    <style:style style:name="gr11" style:family="graphic" style:parent-style-name="standard">
      <style:graphic-properties draw:stroke="none" svg:stroke-color="#000000" draw:fill="none" draw:fill-color="#ffffff" draw:textarea-horizontal-align="center" draw:textarea-vertical-align="middle" draw:auto-grow-height="true" draw:auto-grow-width="false" fo:min-height="0.5cm" fo:min-width="0cm"/>
    </style:style>
    <style:style style:name="gr12" style:family="graphic" style:parent-style-name="standard">
      <style:graphic-properties svg:stroke-color="#000000" draw:fill="solid" draw:fill-color="#cccccc" draw:textarea-horizontal-align="justify" draw:textarea-vertical-align="middle" draw:auto-grow-height="false" fo:min-height="0.952cm" fo:min-width="0cm"/>
    </style:style>
    <style:style style:name="gr13" style:family="graphic" style:parent-style-name="objectwithoutfill">
      <style:graphic-properties svg:stroke-width="0.05cm" svg:stroke-color="#000000" draw:marker-start-width="0.355cm" draw:marker-end-width="0.355cm" draw:fill="none" draw:textarea-vertical-align="middle" fo:padding-top="0.15cm" fo:padding-bottom="0.15cm" fo:padding-left="0.275cm" fo:padding-right="0.275cm"/>
    </style:style>
    <style:style style:name="gr14" style:family="graphic" style:parent-style-name="standard">
      <style:graphic-properties svg:stroke-color="#000000" draw:fill="solid" draw:fill-color="#cccccc" draw:textarea-vertical-align="middle" draw:auto-grow-height="false" fo:min-height="0.75cm" fo:min-width="0.75cm"/>
    </style:style>
    <style:style style:name="gr15" style:family="graphic" style:parent-style-name="standard">
      <style:graphic-properties draw:stroke="none" svg:stroke-color="#000000" draw:fill="none" draw:fill-color="#ffffff" draw:textarea-horizontal-align="left" draw:auto-grow-height="true" draw:auto-grow-width="false" fo:min-height="0.658cm" fo:min-width="0cm"/>
    </style:style>
    <style:style style:name="gr16" style:family="graphic" style:parent-style-name="standard">
      <style:graphic-properties draw:stroke="none" svg:stroke-color="#000000" draw:fill="none" draw:fill-color="#ffffff" draw:textarea-horizontal-align="left" draw:auto-grow-height="true" draw:auto-grow-width="false" fo:min-height="0.352cm" fo:min-width="2.49cm"/>
    </style:style>
    <style:style style:name="gr17" style:family="graphic" style:parent-style-name="standard">
      <style:graphic-properties draw:stroke="none" svg:stroke-color="#000000" draw:fill="none" draw:fill-color="#ffffff" draw:textarea-horizontal-align="left" draw:auto-grow-height="true" draw:auto-grow-width="false" fo:min-height="0.509cm" fo:min-width="5.52cm"/>
    </style:style>
    <style:style style:name="gr18" style:family="graphic" style:parent-style-name="standard">
      <style:graphic-properties draw:stroke="none" svg:stroke-color="#000000" draw:fill="none" draw:fill-color="#ffffff" draw:textarea-horizontal-align="left" draw:auto-grow-height="true" draw:auto-grow-width="true" fo:min-height="0.352cm" fo:min-width="0.637cm"/>
    </style:style>
    <style:style style:name="gr19" style:family="graphic" style:parent-style-name="standard">
      <style:graphic-properties draw:stroke="none" svg:stroke-color="#000000" draw:fill="none" draw:fill-color="#ffffff" draw:textarea-horizontal-align="left" draw:auto-grow-height="true" draw:auto-grow-width="true" fo:min-height="0.509cm" fo:min-width="1.975cm"/>
    </style:style>
    <style:style style:name="gr20" style:family="graphic" style:parent-style-name="standard">
      <style:graphic-properties draw:stroke="none" svg:stroke-color="#000000" draw:fill="none" draw:fill-color="#ffffff" draw:textarea-horizontal-align="left" draw:auto-grow-height="true" draw:auto-grow-width="true" fo:min-height="0.352cm" fo:min-width="1.272cm"/>
    </style:style>
    <style:style style:name="gr21" style:family="graphic" style:parent-style-name="objectwithoutfill">
      <style:graphic-properties svg:stroke-width="0.05cm" svg:stroke-color="#ff6600" draw:marker-start-width="0.355cm" draw:marker-end="Arrow" draw:marker-end-width="0.255cm" draw:fill="none" draw:textarea-vertical-align="middle" fo:padding-top="0.15cm" fo:padding-bottom="0.15cm" fo:padding-left="0.275cm" fo:padding-right="0.275cm"/>
    </style:style>
    <style:style style:name="gr2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3" style:family="graphic" style:parent-style-name="standard">
      <style:graphic-properties draw:stroke="none" svg:stroke-color="#000000" draw:fill="none" draw:fill-color="#ffffff" draw:textarea-horizontal-align="left" draw:auto-grow-height="true" draw:auto-grow-width="false" fo:min-height="0.475cm" fo:min-width="0cm"/>
    </style:style>
    <style:style style:name="P1" style:family="paragraph">
      <style:paragraph-properties fo:text-align="center"/>
    </style:style>
    <style:style style:name="P2" style:family="paragraph">
      <loext:graphic-properties draw:fill="solid"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text-properties fo:font-size="14pt" style:font-size-asian="18pt" style:font-size-complex="18pt"/>
    </style:style>
    <style:style style:name="P5" style:family="paragraph">
      <loext:graphic-properties draw:fill="none"/>
    </style:style>
    <style:style style:name="P6" style:family="paragraph">
      <loext:graphic-properties draw:fill="none" draw:fill-color="#ffffff"/>
      <style:text-properties style:font-name="FreeMono2" fo:font-size="12pt" style:font-size-asian="18pt" style:font-size-complex="18pt"/>
    </style:style>
    <style:style style:name="P7" style:family="paragraph">
      <loext:graphic-properties draw:fill="none" draw:fill-color="#ffffff"/>
      <style:paragraph-properties fo:text-align="center"/>
      <style:text-properties fo:font-size="12pt" style:font-size-asian="18pt" style:font-size-complex="18pt"/>
    </style:style>
    <style:style style:name="P8" style:family="paragraph">
      <loext:graphic-properties draw:fill="solid" draw:fill-color="#cccccc"/>
      <style:paragraph-properties fo:text-align="center"/>
    </style:style>
    <style:style style:name="P9" style:family="paragraph">
      <loext:graphic-properties draw:fill="none" draw:fill-color="#ffffff"/>
      <style:text-properties style:font-name="Cantarell Extra Bold1" fo:font-size="12pt" fo:font-weight="800" style:font-size-asian="18pt" style:font-weight-asian="bold" style:font-size-complex="18pt" style:font-weight-complex="600"/>
    </style:style>
    <style:style style:name="P10" style:family="paragraph">
      <loext:graphic-properties draw:fill="none" draw:fill-color="#ffffff"/>
      <style:text-properties style:font-name="FreeMono2" fo:font-size="10pt" style:font-size-asian="18pt" style:font-size-complex="18pt"/>
    </style:style>
    <style:style style:name="P11" style:family="paragraph">
      <loext:graphic-properties draw:fill="none" draw:fill-color="#ffffff"/>
      <style:text-properties style:font-name="Cantarell1" fo:font-size="12pt" style:font-size-asian="18pt" style:font-size-complex="18pt"/>
    </style:style>
    <style:style style:name="P12" style:family="paragraph">
      <loext:graphic-properties draw:fill="none" draw:fill-color="#ffffff"/>
      <style:text-properties fo:color="#ff3333" fo:font-size="12pt" style:font-size-asian="18pt" style:font-size-complex="18pt"/>
    </style:style>
    <style:style style:name="P13" style:family="paragraph">
      <loext:graphic-properties draw:fill="none" draw:fill-color="#ffffff"/>
      <style:text-properties fo:color="#ff3333" fo:font-size="24pt" fo:font-weight="bold" style:font-size-asian="18pt" style:font-size-complex="18pt"/>
    </style:style>
    <style:style style:name="T1" style:family="text">
      <style:text-properties fo:font-size="14pt" style:font-size-asian="18pt" style:font-size-complex="18pt"/>
    </style:style>
    <style:style style:name="T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 style:family="text">
      <style:text-properties style:font-name="FreeMono2" fo:font-size="12pt" style:font-size-asian="18pt" style:font-size-complex="18pt"/>
    </style:style>
    <style:style style:name="T4"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 style:family="text">
      <style:text-properties fo:font-size="12pt" style:font-size-asian="18pt" style:font-size-complex="18pt"/>
    </style:style>
    <style:style style:name="T6" style:family="text">
      <style:text-properties style:font-name="Cantarell Extra Bold1" fo:font-size="12pt" fo:font-weight="800" style:font-size-asian="18pt" style:font-weight-asian="bold" style:font-size-complex="18pt" style:font-weight-complex="600"/>
    </style:style>
    <style:style style:name="T7" style:family="text">
      <style:text-properties style:font-name="FreeMono2" fo:font-size="10pt" style:font-size-asian="18pt" style:font-size-complex="18pt"/>
    </style:style>
    <style:style style:name="T8" style:family="text">
      <style:text-properties style:font-name="Cantarell1" fo:font-size="12pt" style:font-size-asian="18pt" style:font-size-complex="18pt"/>
    </style:style>
    <style:style style:name="T9" style:family="text">
      <style:text-properties fo:color="#ff3333" fo:font-size="12pt" style:font-size-asian="18pt" style:font-size-complex="18pt"/>
    </style:style>
    <style:style style:name="T10" style:family="text">
      <style:text-properties fo:color="#ff3333" fo:font-size="24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g>
          <draw:custom-shape draw:style-name="gr1" draw:text-style-name="P2" draw:layer="layout" svg:width="1.25cm" svg:height="1cm" svg:x="4.288cm" svg:y="5.552cm">
            <text:p text:style-name="P1">5</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5.538cm" svg:y="5.552cm">
            <text:p/>
            <draw:enhanced-geometry svg:viewBox="0 0 21600 21600" draw:mirror-horizontal="false" draw:mirror-vertical="false" draw:type="rectangle" draw:enhanced-path="M 0 0 L 21600 0 21600 21600 0 21600 0 0 Z N"/>
          </draw:custom-shape>
          <draw:line draw:style-name="gr3" draw:text-style-name="P3" draw:layer="layout" svg:x1="5.788cm" svg:y1="6.052cm" svg:x2="6.788cm" svg:y2="6.052cm">
            <text:p/>
          </draw:line>
          <draw:custom-shape draw:style-name="gr1" draw:text-style-name="P2" draw:layer="layout" svg:width="1.25cm" svg:height="1cm" svg:x="6.788cm" svg:y="5.552cm">
            <text:p text:style-name="P1">7</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8.038cm" svg:y="5.552cm">
            <text:p/>
            <draw:enhanced-geometry svg:viewBox="0 0 21600 21600" draw:mirror-horizontal="false" draw:mirror-vertical="false" draw:type="rectangle" draw:enhanced-path="M 0 0 L 21600 0 21600 21600 0 21600 0 0 Z N"/>
          </draw:custom-shape>
          <draw:line draw:style-name="gr3" draw:text-style-name="P3" draw:layer="layout" svg:x1="8.288cm" svg:y1="6.052cm" svg:x2="9.288cm" svg:y2="6.052cm">
            <text:p/>
          </draw:line>
          <draw:custom-shape draw:style-name="gr1" draw:text-style-name="P2" draw:layer="layout" svg:width="1.25cm" svg:height="1cm" svg:x="9.288cm" svg:y="5.552cm">
            <text:p text:style-name="P1">8</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0.538cm" svg:y="5.552cm">
            <text:p/>
            <draw:enhanced-geometry svg:viewBox="0 0 21600 21600" draw:mirror-horizontal="false" draw:mirror-vertical="false" draw:type="rectangle" draw:enhanced-path="M 0 0 L 21600 0 21600 21600 0 21600 0 0 Z N"/>
          </draw:custom-shape>
          <draw:line draw:style-name="gr3" draw:text-style-name="P3" draw:layer="layout" svg:x1="10.788cm" svg:y1="6.052cm" svg:x2="11.788cm" svg:y2="6.052cm">
            <text:p/>
          </draw:line>
          <draw:custom-shape draw:style-name="gr1" draw:text-style-name="P2" draw:layer="layout" svg:width="1.25cm" svg:height="1cm" svg:x="11.788cm" svg:y="5.552cm">
            <text:p text:style-name="P1">1</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3.038cm" svg:y="5.552cm">
            <text:p/>
            <draw:enhanced-geometry svg:viewBox="0 0 21600 21600" draw:mirror-horizontal="false" draw:mirror-vertical="false" draw:type="rectangle" draw:enhanced-path="M 0 0 L 21600 0 21600 21600 0 21600 0 0 Z N"/>
          </draw:custom-shape>
          <draw:line draw:style-name="gr3" draw:text-style-name="P3" draw:layer="layout" svg:x1="13.288cm" svg:y1="6.052cm" svg:x2="14.288cm" svg:y2="6.052cm">
            <text:p/>
          </draw:line>
          <draw:custom-shape draw:style-name="gr1" draw:text-style-name="P2" draw:layer="layout" svg:width="1.25cm" svg:height="1cm" svg:x="14.288cm" svg:y="5.552cm">
            <text:p text:style-name="P1">3</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5.538cm" svg:y="5.552cm">
            <text:p/>
            <draw:enhanced-geometry svg:viewBox="0 0 21600 21600" draw:mirror-horizontal="false" draw:mirror-vertical="false" draw:type="rectangle" draw:enhanced-path="M 0 0 L 21600 0 21600 21600 0 21600 0 0 Z N"/>
          </draw:custom-shape>
          <draw:line draw:style-name="gr3" draw:text-style-name="P3" draw:layer="layout" svg:x1="15.788cm" svg:y1="6.052cm" svg:x2="16.788cm" svg:y2="6.052cm">
            <text:p/>
          </draw:line>
          <draw:line draw:style-name="gr4" draw:text-style-name="P3" draw:layer="layout" svg:x1="3.788cm" svg:y1="4.802cm" svg:x2="5.038cm" svg:y2="5.552cm">
            <text:p/>
          </draw:line>
          <draw:line draw:style-name="gr4" draw:text-style-name="P3" draw:layer="layout" svg:x1="13.788cm" svg:y1="4.802cm" svg:x2="15.038cm" svg:y2="5.552cm">
            <text:p/>
          </draw:line>
          <draw:frame draw:style-name="gr5" draw:text-style-name="P4" draw:layer="layout" svg:width="2.788cm" svg:height="0.962cm" svg:x="3.5cm" svg:y="4.052cm">
            <draw:text-box>
              <text:p><text:span text:style-name="T1">pri</text:span><text:span text:style-name="T1">me</text:span><text:span text:style-name="T1">iro</text:span></text:p>
            </draw:text-box>
          </draw:frame>
          <draw:frame draw:style-name="gr6" draw:text-style-name="P4" draw:layer="layout" svg:width="1.823cm" svg:height="0.806cm" svg:x="13.469cm" svg:y="4cm">
            <draw:text-box>
              <text:p><text:span text:style-name="T1">últi</text:span><text:span text:style-name="T1">mo</text:span></text:p>
            </draw:text-box>
          </draw:frame>
          <draw:frame draw:style-name="gr7" draw:text-style-name="P5" draw:layer="layout" svg:width="1.093cm" svg:height="0.963cm" svg:x="16.695cm" svg:y="5.552cm">
            <draw:text-box>
              <text:p><text:span text:style-name="T2">∅</text:span></text:p>
            </draw:text-box>
          </draw:frame>
        </draw:g>
        <draw:g>
          <draw:custom-shape draw:style-name="gr1" draw:text-style-name="P2" draw:layer="layout" svg:width="1.25cm" svg:height="1cm" svg:x="3.756cm" svg:y="13.287cm">
            <text:p text:style-name="P1">5</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5.006cm" svg:y="13.287cm">
            <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6.756cm" svg:y="13.287cm">
            <text:p text:style-name="P1">7</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8.006cm" svg:y="13.287cm">
            <text:p/>
            <draw:enhanced-geometry svg:viewBox="0 0 21600 21600" draw:mirror-horizontal="false" draw:mirror-vertical="false" draw:type="rectangle" draw:enhanced-path="M 0 0 L 21600 0 21600 21600 0 21600 0 0 Z N"/>
          </draw:custom-shape>
          <draw:line draw:style-name="gr3" draw:text-style-name="P3" draw:layer="layout" svg:x1="8.256cm" svg:y1="13.537cm" svg:x2="9.256cm" svg:y2="13.537cm">
            <text:p/>
          </draw:line>
          <draw:custom-shape draw:style-name="gr1" draw:text-style-name="P2" draw:layer="layout" svg:width="1.25cm" svg:height="1cm" svg:x="9.756cm" svg:y="13.287cm">
            <text:p text:style-name="P1">8</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1.006cm" svg:y="13.287cm">
            <text:p/>
            <draw:enhanced-geometry svg:viewBox="0 0 21600 21600" draw:mirror-horizontal="false" draw:mirror-vertical="false" draw:type="rectangle" draw:enhanced-path="M 0 0 L 21600 0 21600 21600 0 21600 0 0 Z N"/>
          </draw:custom-shape>
          <draw:line draw:style-name="gr3" draw:text-style-name="P3" draw:layer="layout" svg:x1="11.256cm" svg:y1="13.537cm" svg:x2="12.256cm" svg:y2="13.537cm">
            <text:p/>
          </draw:line>
          <draw:custom-shape draw:style-name="gr1" draw:text-style-name="P2" draw:layer="layout" svg:width="1.25cm" svg:height="1cm" svg:x="12.756cm" svg:y="13.287cm">
            <text:p text:style-name="P1">1</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4.006cm" svg:y="13.287cm">
            <text:p/>
            <draw:enhanced-geometry svg:viewBox="0 0 21600 21600" draw:mirror-horizontal="false" draw:mirror-vertical="false" draw:type="rectangle" draw:enhanced-path="M 0 0 L 21600 0 21600 21600 0 21600 0 0 Z N"/>
          </draw:custom-shape>
          <draw:line draw:style-name="gr3" draw:text-style-name="P3" draw:layer="layout" svg:x1="14.256cm" svg:y1="13.537cm" svg:x2="15.256cm" svg:y2="13.537cm">
            <text:p/>
          </draw:line>
          <draw:custom-shape draw:style-name="gr1" draw:text-style-name="P2" draw:layer="layout" svg:width="1.25cm" svg:height="1cm" svg:x="15.756cm" svg:y="13.287cm">
            <text:p text:style-name="P1">3</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7.006cm" svg:y="13.287cm">
            <text:p/>
            <draw:enhanced-geometry svg:viewBox="0 0 21600 21600" draw:mirror-horizontal="false" draw:mirror-vertical="false" draw:type="rectangle" draw:enhanced-path="M 0 0 L 21600 0 21600 21600 0 21600 0 0 Z N"/>
          </draw:custom-shape>
          <draw:line draw:style-name="gr3" draw:text-style-name="P3" draw:layer="layout" svg:x1="17.256cm" svg:y1="13.537cm" svg:x2="18.256cm" svg:y2="13.537cm">
            <text:p/>
          </draw:line>
          <draw:line draw:style-name="gr4" draw:text-style-name="P3" draw:layer="layout" svg:x1="3.256cm" svg:y1="12.537cm" svg:x2="4.506cm" svg:y2="13.287cm">
            <text:p/>
          </draw:line>
          <draw:line draw:style-name="gr4" draw:text-style-name="P3" draw:layer="layout" svg:x1="15.256cm" svg:y1="12.537cm" svg:x2="16.506cm" svg:y2="13.287cm">
            <text:p/>
          </draw:line>
          <draw:frame draw:style-name="gr5" draw:text-style-name="P4" draw:layer="layout" svg:width="2.788cm" svg:height="0.962cm" svg:x="2.968cm" svg:y="11.787cm">
            <draw:text-box>
              <text:p><text:span text:style-name="T1">pri</text:span><text:span text:style-name="T1">me</text:span><text:span text:style-name="T1">iro</text:span></text:p>
            </draw:text-box>
          </draw:frame>
          <draw:frame draw:style-name="gr6" draw:text-style-name="P4" draw:layer="layout" svg:width="1.823cm" svg:height="0.806cm" svg:x="14.937cm" svg:y="11.735cm">
            <draw:text-box>
              <text:p><text:span text:style-name="T1">últi</text:span><text:span text:style-name="T1">mo</text:span></text:p>
            </draw:text-box>
          </draw:frame>
          <draw:frame draw:style-name="gr7" draw:text-style-name="P5" draw:layer="layout" svg:width="1.093cm" svg:height="0.963cm" svg:x="1.606cm" svg:y="13.537cm">
            <draw:text-box>
              <text:p><text:span text:style-name="T2">∅</text:span></text:p>
            </draw:text-box>
          </draw:frame>
          <draw:custom-shape draw:style-name="gr2" draw:text-style-name="P2" draw:layer="layout" svg:width="0.5cm" svg:height="1cm" svg:x="15.256cm" svg:y="13.287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2.256cm" svg:y="13.287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9.269cm" svg:y="13.287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6.256cm" svg:y="13.287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3.256cm" svg:y="13.287cm">
            <text:p/>
            <draw:enhanced-geometry svg:viewBox="0 0 21600 21600" draw:mirror-horizontal="false" draw:mirror-vertical="false" draw:type="rectangle" draw:enhanced-path="M 0 0 L 21600 0 21600 21600 0 21600 0 0 Z N"/>
          </draw:custom-shape>
          <draw:line draw:style-name="gr3" draw:text-style-name="P3" draw:layer="layout" svg:x1="15.506cm" svg:y1="14.037cm" svg:x2="14.506cm" svg:y2="14.037cm">
            <text:p/>
          </draw:line>
          <draw:line draw:style-name="gr3" draw:text-style-name="P3" draw:layer="layout" svg:x1="12.506cm" svg:y1="14.037cm" svg:x2="11.506cm" svg:y2="14.037cm">
            <text:p/>
          </draw:line>
          <draw:line draw:style-name="gr3" draw:text-style-name="P3" draw:layer="layout" svg:x1="9.519cm" svg:y1="14.037cm" svg:x2="8.519cm" svg:y2="14.037cm">
            <text:p/>
          </draw:line>
          <draw:line draw:style-name="gr3" draw:text-style-name="P3" draw:layer="layout" svg:x1="6.506cm" svg:y1="14.037cm" svg:x2="5.506cm" svg:y2="14.037cm">
            <text:p/>
          </draw:line>
          <draw:line draw:style-name="gr3" draw:text-style-name="P3" draw:layer="layout" svg:x1="3.506cm" svg:y1="14.037cm" svg:x2="2.506cm" svg:y2="14.037cm">
            <text:p/>
          </draw:line>
          <draw:line draw:style-name="gr3" draw:text-style-name="P3" draw:layer="layout" svg:x1="5.256cm" svg:y1="13.537cm" svg:x2="6.256cm" svg:y2="13.537cm">
            <text:p/>
          </draw:line>
          <draw:frame draw:style-name="gr7" draw:text-style-name="P5" draw:layer="layout" svg:width="1.093cm" svg:height="0.963cm" svg:x="18.157cm" svg:y="13.038cm">
            <draw:text-box>
              <text:p><text:span text:style-name="T2">∅</text:span></text:p>
            </draw:text-box>
          </draw:frame>
        </draw:g>
        <draw:g>
          <draw:custom-shape draw:style-name="gr1" draw:text-style-name="P2" draw:layer="layout" svg:width="1.25cm" svg:height="1cm" svg:x="7.394cm" svg:y="2.175cm">
            <text:p text:style-name="P1">5</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8.644cm" svg:y="2.175cm">
            <text:p text:style-name="P1">7</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9.894cm" svg:y="2.175cm">
            <text:p text:style-name="P1">8</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11.144cm" svg:y="2.175cm">
            <text:p text:style-name="P1">1</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12.356cm" svg:y="2.175cm">
            <text:p text:style-name="P1">3</text:p>
            <draw:enhanced-geometry svg:viewBox="0 0 21600 21600" draw:mirror-horizontal="false" draw:mirror-vertical="false" draw:type="rectangle" draw:enhanced-path="M 0 0 L 21600 0 21600 21600 0 21600 0 0 Z N"/>
          </draw:custom-shape>
          <draw:frame draw:style-name="gr8" draw:text-style-name="P6" draw:layer="layout" svg:width="1.212cm" svg:height="0.675cm" svg:x="7.394cm" svg:y="1.5cm">
            <draw:text-box>
              <text:p><text:span text:style-name="T3">0</text:span></text:p>
            </draw:text-box>
          </draw:frame>
          <draw:frame draw:style-name="gr8" draw:text-style-name="P6" draw:layer="layout" svg:width="1.212cm" svg:height="0.675cm" svg:x="8.694cm" svg:y="1.501cm">
            <draw:text-box>
              <text:p><text:span text:style-name="T3">1</text:span></text:p>
            </draw:text-box>
          </draw:frame>
          <draw:frame draw:style-name="gr8" draw:text-style-name="P6" draw:layer="layout" svg:width="1.212cm" svg:height="0.675cm" svg:x="9.894cm" svg:y="1.502cm">
            <draw:text-box>
              <text:p><text:span text:style-name="T3">2</text:span></text:p>
            </draw:text-box>
          </draw:frame>
          <draw:frame draw:style-name="gr8" draw:text-style-name="P6" draw:layer="layout" svg:width="1.212cm" svg:height="0.675cm" svg:x="11.094cm" svg:y="1.503cm">
            <draw:text-box>
              <text:p><text:span text:style-name="T3">3</text:span></text:p>
            </draw:text-box>
          </draw:frame>
          <draw:frame draw:style-name="gr8" draw:text-style-name="P6" draw:layer="layout" svg:width="1.212cm" svg:height="0.675cm" svg:x="12.394cm" svg:y="1.504cm">
            <draw:text-box>
              <text:p><text:span text:style-name="T3">4</text:span></text:p>
            </draw:text-box>
          </draw:frame>
        </draw:g>
        <draw:g>
          <draw:custom-shape draw:style-name="gr1" draw:text-style-name="P2" draw:layer="layout" svg:width="1.25cm" svg:height="1cm" svg:x="5.394cm" svg:y="21.187cm">
            <text:p text:style-name="P1">1</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6.644cm" svg:y="21.187cm">
            <text:p/>
            <draw:enhanced-geometry svg:viewBox="0 0 21600 21600" draw:mirror-horizontal="false" draw:mirror-vertical="false" draw:type="rectangle" draw:enhanced-path="M 0 0 L 21600 0 21600 21600 0 21600 0 0 Z N"/>
          </draw:custom-shape>
          <draw:line draw:style-name="gr3" draw:text-style-name="P3" draw:layer="layout" svg:x1="6.894cm" svg:y1="21.687cm" svg:x2="7.894cm" svg:y2="21.687cm">
            <text:p/>
          </draw:line>
          <draw:custom-shape draw:style-name="gr1" draw:text-style-name="P2" draw:layer="layout" svg:width="1.25cm" svg:height="1cm" svg:x="7.894cm" svg:y="21.187cm">
            <text:p text:style-name="P1">2</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9.144cm" svg:y="21.187cm">
            <text:p/>
            <draw:enhanced-geometry svg:viewBox="0 0 21600 21600" draw:mirror-horizontal="false" draw:mirror-vertical="false" draw:type="rectangle" draw:enhanced-path="M 0 0 L 21600 0 21600 21600 0 21600 0 0 Z N"/>
          </draw:custom-shape>
          <draw:line draw:style-name="gr3" draw:text-style-name="P3" draw:layer="layout" svg:x1="9.394cm" svg:y1="21.687cm" svg:x2="10.394cm" svg:y2="21.687cm">
            <text:p/>
          </draw:line>
          <draw:custom-shape draw:style-name="gr1" draw:text-style-name="P2" draw:layer="layout" svg:width="1.25cm" svg:height="1cm" svg:x="10.394cm" svg:y="21.187cm">
            <text:p text:style-name="P1">3</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1.644cm" svg:y="21.187cm">
            <text:p/>
            <draw:enhanced-geometry svg:viewBox="0 0 21600 21600" draw:mirror-horizontal="false" draw:mirror-vertical="false" draw:type="rectangle" draw:enhanced-path="M 0 0 L 21600 0 21600 21600 0 21600 0 0 Z N"/>
          </draw:custom-shape>
          <draw:line draw:style-name="gr3" draw:text-style-name="P3" draw:layer="layout" svg:x1="11.894cm" svg:y1="21.687cm" svg:x2="12.894cm" svg:y2="21.687cm">
            <text:p/>
          </draw:line>
          <draw:custom-shape draw:style-name="gr1" draw:text-style-name="P2" draw:layer="layout" svg:width="1.25cm" svg:height="1cm" svg:x="12.894cm" svg:y="21.187cm">
            <text:p text:style-name="P1">4</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4.144cm" svg:y="21.187cm">
            <text:p/>
            <draw:enhanced-geometry svg:viewBox="0 0 21600 21600" draw:mirror-horizontal="false" draw:mirror-vertical="false" draw:type="rectangle" draw:enhanced-path="M 0 0 L 21600 0 21600 21600 0 21600 0 0 Z N"/>
          </draw:custom-shape>
          <draw:line draw:style-name="gr3" draw:text-style-name="P3" draw:layer="layout" svg:x1="14.394cm" svg:y1="21.687cm" svg:x2="15.394cm" svg:y2="21.687cm">
            <text:p/>
          </draw:line>
          <draw:line draw:style-name="gr4" draw:text-style-name="P3" draw:layer="layout" svg:x1="4.894cm" svg:y1="20.437cm" svg:x2="6.144cm" svg:y2="21.187cm">
            <text:p/>
          </draw:line>
          <draw:frame draw:style-name="gr5" draw:text-style-name="P4" draw:layer="layout" svg:width="2.788cm" svg:height="0.962cm" svg:x="4.606cm" svg:y="19.687cm">
            <draw:text-box>
              <text:p><text:span text:style-name="T1">top</text:span><text:span text:style-name="T1">o</text:span></text:p>
            </draw:text-box>
          </draw:frame>
          <draw:frame draw:style-name="gr7" draw:text-style-name="P5" draw:layer="layout" svg:width="1.093cm" svg:height="0.963cm" svg:x="15.301cm" svg:y="21.187cm">
            <draw:text-box>
              <text:p><text:span text:style-name="T2">∅</text:span></text:p>
            </draw:text-box>
          </draw:frame>
        </draw:g>
        <draw:g>
          <draw:custom-shape draw:style-name="gr1" draw:text-style-name="P2" draw:layer="layout" svg:width="1.25cm" svg:height="1cm" svg:x="5.328cm" svg:y="24.65cm">
            <text:p text:style-name="P1">1</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6.578cm" svg:y="24.65cm">
            <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8.328cm" svg:y="24.65cm">
            <text:p text:style-name="P1">2</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9.578cm" svg:y="24.65cm">
            <text:p/>
            <draw:enhanced-geometry svg:viewBox="0 0 21600 21600" draw:mirror-horizontal="false" draw:mirror-vertical="false" draw:type="rectangle" draw:enhanced-path="M 0 0 L 21600 0 21600 21600 0 21600 0 0 Z N"/>
          </draw:custom-shape>
          <draw:line draw:style-name="gr3" draw:text-style-name="P3" draw:layer="layout" svg:x1="9.828cm" svg:y1="24.9cm" svg:x2="10.828cm" svg:y2="24.9cm">
            <text:p/>
          </draw:line>
          <draw:custom-shape draw:style-name="gr1" draw:text-style-name="P2" draw:layer="layout" svg:width="1.25cm" svg:height="1cm" svg:x="11.328cm" svg:y="24.65cm">
            <text:p text:style-name="P1">3</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2.578cm" svg:y="24.65cm">
            <text:p/>
            <draw:enhanced-geometry svg:viewBox="0 0 21600 21600" draw:mirror-horizontal="false" draw:mirror-vertical="false" draw:type="rectangle" draw:enhanced-path="M 0 0 L 21600 0 21600 21600 0 21600 0 0 Z N"/>
          </draw:custom-shape>
          <draw:line draw:style-name="gr3" draw:text-style-name="P3" draw:layer="layout" svg:x1="12.828cm" svg:y1="24.9cm" svg:x2="13.828cm" svg:y2="24.9cm">
            <text:p/>
          </draw:line>
          <draw:custom-shape draw:style-name="gr1" draw:text-style-name="P2" draw:layer="layout" svg:width="1.25cm" svg:height="1cm" svg:x="14.328cm" svg:y="24.65cm">
            <text:p text:style-name="P1">4</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5.578cm" svg:y="24.65cm">
            <text:p/>
            <draw:enhanced-geometry svg:viewBox="0 0 21600 21600" draw:mirror-horizontal="false" draw:mirror-vertical="false" draw:type="rectangle" draw:enhanced-path="M 0 0 L 21600 0 21600 21600 0 21600 0 0 Z N"/>
          </draw:custom-shape>
          <draw:line draw:style-name="gr3" draw:text-style-name="P3" draw:layer="layout" svg:x1="15.828cm" svg:y1="24.9cm" svg:x2="16.828cm" svg:y2="24.9cm">
            <text:p/>
          </draw:line>
          <draw:line draw:style-name="gr4" draw:text-style-name="P3" draw:layer="layout" svg:x1="4.828cm" svg:y1="23.9cm" svg:x2="6.078cm" svg:y2="24.65cm">
            <text:p/>
          </draw:line>
          <draw:frame draw:style-name="gr5" draw:text-style-name="P4" draw:layer="layout" svg:width="2.788cm" svg:height="0.962cm" svg:x="4.54cm" svg:y="23.15cm">
            <draw:text-box>
              <text:p><text:span text:style-name="T1">top</text:span><text:span text:style-name="T1">o</text:span></text:p>
            </draw:text-box>
          </draw:frame>
          <draw:frame draw:style-name="gr7" draw:text-style-name="P5" draw:layer="layout" svg:width="1.093cm" svg:height="0.963cm" svg:x="3.178cm" svg:y="24.9cm">
            <draw:text-box>
              <text:p><text:span text:style-name="T2">∅</text:span></text:p>
            </draw:text-box>
          </draw:frame>
          <draw:custom-shape draw:style-name="gr2" draw:text-style-name="P2" draw:layer="layout" svg:width="0.5cm" svg:height="1cm" svg:x="13.828cm" svg:y="24.65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0.841cm" svg:y="24.65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7.828cm" svg:y="24.65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4.828cm" svg:y="24.65cm">
            <text:p/>
            <draw:enhanced-geometry svg:viewBox="0 0 21600 21600" draw:mirror-horizontal="false" draw:mirror-vertical="false" draw:type="rectangle" draw:enhanced-path="M 0 0 L 21600 0 21600 21600 0 21600 0 0 Z N"/>
          </draw:custom-shape>
          <draw:line draw:style-name="gr3" draw:text-style-name="P3" draw:layer="layout" svg:x1="14.078cm" svg:y1="25.4cm" svg:x2="13.078cm" svg:y2="25.4cm">
            <text:p/>
          </draw:line>
          <draw:line draw:style-name="gr3" draw:text-style-name="P3" draw:layer="layout" svg:x1="11.091cm" svg:y1="25.4cm" svg:x2="10.091cm" svg:y2="25.4cm">
            <text:p/>
          </draw:line>
          <draw:line draw:style-name="gr3" draw:text-style-name="P3" draw:layer="layout" svg:x1="8.078cm" svg:y1="25.4cm" svg:x2="7.078cm" svg:y2="25.4cm">
            <text:p/>
          </draw:line>
          <draw:line draw:style-name="gr3" draw:text-style-name="P3" draw:layer="layout" svg:x1="5.078cm" svg:y1="25.4cm" svg:x2="4.078cm" svg:y2="25.4cm">
            <text:p/>
          </draw:line>
          <draw:line draw:style-name="gr3" draw:text-style-name="P3" draw:layer="layout" svg:x1="6.828cm" svg:y1="24.9cm" svg:x2="7.828cm" svg:y2="24.9cm">
            <text:p/>
          </draw:line>
          <draw:frame draw:style-name="gr7" draw:text-style-name="P5" draw:layer="layout" svg:width="1.093cm" svg:height="0.963cm" svg:x="16.729cm" svg:y="24.401cm">
            <draw:text-box>
              <text:p><text:span text:style-name="T2">∅</text:span></text:p>
            </draw:text-box>
          </draw:frame>
        </draw:g>
        <draw:g>
          <draw:g>
            <draw:custom-shape draw:style-name="gr1" draw:text-style-name="P2" draw:layer="layout" svg:width="1.25cm" svg:height="1cm" svg:x="4.25cm" svg:y="17.344cm">
              <text:p text:style-name="P1">4</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5.5cm" svg:y="17.344cm">
              <text:p text:style-name="P1">3</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6.75cm" svg:y="17.344cm">
              <text:p text:style-name="P1">2</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8cm" svg:y="17.344cm">
              <text:p text:style-name="P1">1</text:p>
              <draw:enhanced-geometry svg:viewBox="0 0 21600 21600" draw:mirror-horizontal="false" draw:mirror-vertical="false" draw:type="rectangle" draw:enhanced-path="M 0 0 L 21600 0 21600 21600 0 21600 0 0 Z N"/>
            </draw:custom-shape>
            <draw:frame draw:style-name="gr9" draw:text-style-name="P4" draw:layer="layout" svg:width="12.5cm" svg:height="0.806cm" svg:x="4.25cm" svg:y="18.344cm">
              <draw:text-box>
                <text:p><text:span text:style-name="T4">ta</text:span><text:span text:style-name="T4">m</text:span><text:span text:style-name="T4">Ma</text:span><text:span text:style-name="T4">x = </text:span><text:span text:style-name="T4">10 </text:span><text:span text:style-name="T4">/ </text:span><text:span text:style-name="T1">ta</text:span><text:span text:style-name="T1">m </text:span><text:span text:style-name="T1">= 4 </text:span><text:span text:style-name="T1">/ </text:span><text:span text:style-name="T1">po</text:span><text:span text:style-name="T1">sT</text:span><text:span text:style-name="T1">op</text:span><text:span text:style-name="T1">o = </text:span><text:span text:style-name="T1">3 / </text:span><text:span text:style-name="T1">val</text:span><text:span text:style-name="T1">To</text:span><text:span text:style-name="T1">po </text:span><text:span text:style-name="T1">= 1</text:span></text:p>
              </draw:text-box>
            </draw:frame>
            <draw:custom-shape draw:style-name="gr10" draw:text-style-name="P2" draw:layer="layout" svg:width="1.25cm" svg:height="1cm" svg:x="9.25cm" svg:y="17.34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0.5cm" svg:y="17.34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1.75cm" svg:y="17.34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3cm" svg:y="17.34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4.25cm" svg:y="17.34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5.5cm" svg:y="17.344cm">
              <text:p/>
              <draw:enhanced-geometry svg:viewBox="0 0 21600 21600" draw:mirror-horizontal="false" draw:mirror-vertical="false" draw:type="rectangle" draw:enhanced-path="M 0 0 L 21600 0 21600 21600 0 21600 0 0 Z N"/>
            </draw:custom-shape>
            <draw:frame draw:style-name="gr11" draw:text-style-name="P7" draw:layer="layout" svg:width="1.25cm" svg:height="0.75cm" svg:x="4.25cm" svg:y="16.594cm">
              <draw:text-box>
                <text:p text:style-name="P1"><text:span text:style-name="T5">0</text:span></text:p>
              </draw:text-box>
            </draw:frame>
            <draw:frame draw:style-name="gr11" draw:text-style-name="P7" draw:layer="layout" svg:width="1.25cm" svg:height="0.75cm" svg:x="5.5cm" svg:y="16.594cm">
              <draw:text-box>
                <text:p text:style-name="P1"><text:span text:style-name="T5">1</text:span></text:p>
              </draw:text-box>
            </draw:frame>
            <draw:frame draw:style-name="gr11" draw:text-style-name="P7" draw:layer="layout" svg:width="1.25cm" svg:height="0.75cm" svg:x="6.75cm" svg:y="16.594cm">
              <draw:text-box>
                <text:p text:style-name="P1"><text:span text:style-name="T5">2</text:span></text:p>
              </draw:text-box>
            </draw:frame>
            <draw:frame draw:style-name="gr11" draw:text-style-name="P7" draw:layer="layout" svg:width="1.25cm" svg:height="0.75cm" svg:x="8cm" svg:y="16.594cm">
              <draw:text-box>
                <text:p text:style-name="P1"><text:span text:style-name="T5">3</text:span></text:p>
              </draw:text-box>
            </draw:frame>
            <draw:frame draw:style-name="gr11" draw:text-style-name="P7" draw:layer="layout" svg:width="1.25cm" svg:height="0.75cm" svg:x="9.25cm" svg:y="16.594cm">
              <draw:text-box>
                <text:p text:style-name="P1"><text:span text:style-name="T5">4</text:span></text:p>
              </draw:text-box>
            </draw:frame>
            <draw:frame draw:style-name="gr11" draw:text-style-name="P7" draw:layer="layout" svg:width="1.25cm" svg:height="0.75cm" svg:x="10.5cm" svg:y="16.594cm">
              <draw:text-box>
                <text:p text:style-name="P1"><text:span text:style-name="T5">5</text:span></text:p>
              </draw:text-box>
            </draw:frame>
            <draw:frame draw:style-name="gr11" draw:text-style-name="P7" draw:layer="layout" svg:width="1.25cm" svg:height="0.75cm" svg:x="11.75cm" svg:y="16.594cm">
              <draw:text-box>
                <text:p text:style-name="P1"><text:span text:style-name="T5">6</text:span></text:p>
              </draw:text-box>
            </draw:frame>
            <draw:frame draw:style-name="gr11" draw:text-style-name="P7" draw:layer="layout" svg:width="1.25cm" svg:height="0.75cm" svg:x="13cm" svg:y="16.594cm">
              <draw:text-box>
                <text:p text:style-name="P1"><text:span text:style-name="T5">7</text:span></text:p>
              </draw:text-box>
            </draw:frame>
            <draw:frame draw:style-name="gr11" draw:text-style-name="P7" draw:layer="layout" svg:width="1.25cm" svg:height="0.75cm" svg:x="14.25cm" svg:y="16.594cm">
              <draw:text-box>
                <text:p text:style-name="P1"><text:span text:style-name="T5">8</text:span></text:p>
              </draw:text-box>
            </draw:frame>
            <draw:frame draw:style-name="gr11" draw:text-style-name="P7" draw:layer="layout" svg:width="1.25cm" svg:height="0.75cm" svg:x="15.5cm" svg:y="16.594cm">
              <draw:text-box>
                <text:p text:style-name="P1"><text:span text:style-name="T5">9</text:span></text:p>
              </draw:text-box>
            </draw:frame>
          </draw:g>
        </draw:g>
        <draw:g>
          <draw:custom-shape draw:style-name="gr1" draw:text-style-name="P2" draw:layer="layout" svg:width="1.25cm" svg:height="1cm" svg:x="4cm" svg:y="9cm">
            <text:p text:style-name="P1">5</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5.25cm" svg:y="9cm">
            <text:p/>
            <draw:enhanced-geometry svg:viewBox="0 0 21600 21600" draw:mirror-horizontal="false" draw:mirror-vertical="false" draw:type="rectangle" draw:enhanced-path="M 0 0 L 21600 0 21600 21600 0 21600 0 0 Z N"/>
          </draw:custom-shape>
          <draw:line draw:style-name="gr3" draw:text-style-name="P3" draw:layer="layout" svg:x1="5.5cm" svg:y1="9.5cm" svg:x2="6.5cm" svg:y2="9.5cm">
            <text:p/>
          </draw:line>
          <draw:custom-shape draw:style-name="gr1" draw:text-style-name="P2" draw:layer="layout" svg:width="1.25cm" svg:height="1cm" svg:x="6.5cm" svg:y="9cm">
            <text:p text:style-name="P1">7</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7.75cm" svg:y="9cm">
            <text:p/>
            <draw:enhanced-geometry svg:viewBox="0 0 21600 21600" draw:mirror-horizontal="false" draw:mirror-vertical="false" draw:type="rectangle" draw:enhanced-path="M 0 0 L 21600 0 21600 21600 0 21600 0 0 Z N"/>
          </draw:custom-shape>
          <draw:line draw:style-name="gr3" draw:text-style-name="P3" draw:layer="layout" svg:x1="8cm" svg:y1="9.5cm" svg:x2="9cm" svg:y2="9.5cm">
            <text:p/>
          </draw:line>
          <draw:custom-shape draw:style-name="gr1" draw:text-style-name="P2" draw:layer="layout" svg:width="1.25cm" svg:height="1cm" svg:x="9cm" svg:y="9cm">
            <text:p text:style-name="P1">8</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0.25cm" svg:y="9cm">
            <text:p/>
            <draw:enhanced-geometry svg:viewBox="0 0 21600 21600" draw:mirror-horizontal="false" draw:mirror-vertical="false" draw:type="rectangle" draw:enhanced-path="M 0 0 L 21600 0 21600 21600 0 21600 0 0 Z N"/>
          </draw:custom-shape>
          <draw:line draw:style-name="gr3" draw:text-style-name="P3" draw:layer="layout" svg:x1="10.5cm" svg:y1="9.5cm" svg:x2="11.5cm" svg:y2="9.5cm">
            <text:p/>
          </draw:line>
          <draw:custom-shape draw:style-name="gr1" draw:text-style-name="P2" draw:layer="layout" svg:width="1.25cm" svg:height="1cm" svg:x="11.5cm" svg:y="9cm">
            <text:p text:style-name="P1">1</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2.75cm" svg:y="9cm">
            <text:p/>
            <draw:enhanced-geometry svg:viewBox="0 0 21600 21600" draw:mirror-horizontal="false" draw:mirror-vertical="false" draw:type="rectangle" draw:enhanced-path="M 0 0 L 21600 0 21600 21600 0 21600 0 0 Z N"/>
          </draw:custom-shape>
          <draw:line draw:style-name="gr3" draw:text-style-name="P3" draw:layer="layout" svg:x1="13cm" svg:y1="9.5cm" svg:x2="14cm" svg:y2="9.5cm">
            <text:p/>
          </draw:line>
          <draw:custom-shape draw:style-name="gr1" draw:text-style-name="P2" draw:layer="layout" svg:width="1.25cm" svg:height="1cm" svg:x="14cm" svg:y="9cm">
            <text:p text:style-name="P1">3</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5.25cm" svg:y="9cm">
            <text:p/>
            <draw:enhanced-geometry svg:viewBox="0 0 21600 21600" draw:mirror-horizontal="false" draw:mirror-vertical="false" draw:type="rectangle" draw:enhanced-path="M 0 0 L 21600 0 21600 21600 0 21600 0 0 Z N"/>
          </draw:custom-shape>
          <draw:line draw:style-name="gr3" draw:text-style-name="P3" draw:layer="layout" svg:x1="15.5cm" svg:y1="9.5cm" svg:x2="16.5cm" svg:y2="9.5cm">
            <text:p/>
          </draw:line>
          <draw:line draw:style-name="gr4" draw:text-style-name="P3" draw:layer="layout" svg:x1="3.5cm" svg:y1="8.25cm" svg:x2="4.75cm" svg:y2="9cm">
            <text:p/>
          </draw:line>
          <draw:frame draw:style-name="gr5" draw:text-style-name="P4" draw:layer="layout" svg:width="2.788cm" svg:height="0.962cm" svg:x="3.212cm" svg:y="7.5cm">
            <draw:text-box>
              <text:p><text:span text:style-name="T1">pri</text:span><text:span text:style-name="T1">me</text:span><text:span text:style-name="T1">iro</text:span></text:p>
            </draw:text-box>
          </draw:frame>
          <draw:frame draw:style-name="gr7" draw:text-style-name="P5" draw:layer="layout" svg:width="1.093cm" svg:height="0.963cm" svg:x="16.407cm" svg:y="9cm">
            <draw:text-box>
              <text:p><text:span text:style-name="T2">∅</text:span></text:p>
            </draw:text-box>
          </draw:frame>
        </draw:g>
      </draw:page>
      <draw:page draw:name="page2" draw:style-name="dp1" draw:master-page-name="Padrão">
        <draw:g>
          <draw:g>
            <draw:custom-shape draw:style-name="gr1" draw:text-style-name="P2" draw:layer="layout" svg:width="1.25cm" svg:height="1cm" svg:x="4.25cm" svg:y="13.75cm">
              <text:p text:style-name="P1">‘E’</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5.5cm" svg:y="13.75cm">
              <text:p/>
              <draw:enhanced-geometry svg:viewBox="0 0 21600 21600" draw:mirror-horizontal="false" draw:mirror-vertical="false" draw:type="rectangle" draw:enhanced-path="M 0 0 L 21600 0 21600 21600 0 21600 0 0 Z N"/>
            </draw:custom-shape>
            <draw:line draw:style-name="gr3" draw:text-style-name="P3" draw:layer="layout" svg:x1="5.75cm" svg:y1="14.25cm" svg:x2="6.75cm" svg:y2="14.25cm">
              <text:p/>
            </draw:line>
            <draw:custom-shape draw:style-name="gr1" draw:text-style-name="P2" draw:layer="layout" svg:width="1.25cm" svg:height="1cm" svg:x="6.75cm" svg:y="13.75cm">
              <text:p text:style-name="P1">‘D’</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8cm" svg:y="13.75cm">
              <text:p/>
              <draw:enhanced-geometry svg:viewBox="0 0 21600 21600" draw:mirror-horizontal="false" draw:mirror-vertical="false" draw:type="rectangle" draw:enhanced-path="M 0 0 L 21600 0 21600 21600 0 21600 0 0 Z N"/>
            </draw:custom-shape>
            <draw:line draw:style-name="gr3" draw:text-style-name="P3" draw:layer="layout" svg:x1="8.25cm" svg:y1="14.25cm" svg:x2="9.25cm" svg:y2="14.25cm">
              <text:p/>
            </draw:line>
            <draw:custom-shape draw:style-name="gr1" draw:text-style-name="P2" draw:layer="layout" svg:width="1.25cm" svg:height="1cm" svg:x="9.25cm" svg:y="13.75cm">
              <text:p text:style-name="P1">‘C’</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0.5cm" svg:y="13.75cm">
              <text:p/>
              <draw:enhanced-geometry svg:viewBox="0 0 21600 21600" draw:mirror-horizontal="false" draw:mirror-vertical="false" draw:type="rectangle" draw:enhanced-path="M 0 0 L 21600 0 21600 21600 0 21600 0 0 Z N"/>
            </draw:custom-shape>
            <draw:line draw:style-name="gr3" draw:text-style-name="P3" draw:layer="layout" svg:x1="10.75cm" svg:y1="14.25cm" svg:x2="11.75cm" svg:y2="14.25cm">
              <text:p/>
            </draw:line>
            <draw:custom-shape draw:style-name="gr1" draw:text-style-name="P2" draw:layer="layout" svg:width="1.25cm" svg:height="1cm" svg:x="11.75cm" svg:y="13.75cm">
              <text:p text:style-name="P1">‘B’</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3cm" svg:y="13.75cm">
              <text:p/>
              <draw:enhanced-geometry svg:viewBox="0 0 21600 21600" draw:mirror-horizontal="false" draw:mirror-vertical="false" draw:type="rectangle" draw:enhanced-path="M 0 0 L 21600 0 21600 21600 0 21600 0 0 Z N"/>
            </draw:custom-shape>
            <draw:line draw:style-name="gr3" draw:text-style-name="P3" draw:layer="layout" svg:x1="13.25cm" svg:y1="14.25cm" svg:x2="14.25cm" svg:y2="14.25cm">
              <text:p/>
            </draw:line>
            <draw:custom-shape draw:style-name="gr1" draw:text-style-name="P2" draw:layer="layout" svg:width="1.25cm" svg:height="1cm" svg:x="14.25cm" svg:y="13.75cm">
              <text:p text:style-name="P1">‘A’</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5.5cm" svg:y="13.75cm">
              <text:p/>
              <draw:enhanced-geometry svg:viewBox="0 0 21600 21600" draw:mirror-horizontal="false" draw:mirror-vertical="false" draw:type="rectangle" draw:enhanced-path="M 0 0 L 21600 0 21600 21600 0 21600 0 0 Z N"/>
            </draw:custom-shape>
            <draw:line draw:style-name="gr3" draw:text-style-name="P3" draw:layer="layout" svg:x1="15.75cm" svg:y1="14.25cm" svg:x2="16.75cm" svg:y2="14.25cm">
              <text:p/>
            </draw:line>
            <draw:line draw:style-name="gr4" draw:text-style-name="P3" draw:layer="layout" svg:x1="3.75cm" svg:y1="13cm" svg:x2="5cm" svg:y2="13.75cm">
              <text:p/>
            </draw:line>
            <draw:frame draw:style-name="gr5" draw:text-style-name="P4" draw:layer="layout" svg:width="2.788cm" svg:height="0.962cm" svg:x="3.462cm" svg:y="12.25cm">
              <draw:text-box>
                <text:p><text:span text:style-name="T1">top</text:span><text:span text:style-name="T1">o</text:span></text:p>
              </draw:text-box>
            </draw:frame>
            <draw:frame draw:style-name="gr7" draw:text-style-name="P5" draw:layer="layout" svg:width="1.093cm" svg:height="0.963cm" svg:x="16.657cm" svg:y="13.75cm">
              <draw:text-box>
                <text:p><text:span text:style-name="T2">∅</text:span></text:p>
              </draw:text-box>
            </draw:frame>
          </draw:g>
        </draw:g>
        <draw:g>
          <draw:custom-shape draw:style-name="gr1" draw:text-style-name="P2" draw:layer="layout" svg:width="1.25cm" svg:height="1cm" svg:x="3cm" svg:y="17.659cm">
            <text:p text:style-name="P1">5</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4.25cm" svg:y="17.659cm">
            <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6cm" svg:y="17.659cm">
            <text:p text:style-name="P1">4</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7.25cm" svg:y="17.659cm">
            <text:p/>
            <draw:enhanced-geometry svg:viewBox="0 0 21600 21600" draw:mirror-horizontal="false" draw:mirror-vertical="false" draw:type="rectangle" draw:enhanced-path="M 0 0 L 21600 0 21600 21600 0 21600 0 0 Z N"/>
          </draw:custom-shape>
          <draw:line draw:style-name="gr3" draw:text-style-name="P3" draw:layer="layout" svg:x1="7.5cm" svg:y1="17.909cm" svg:x2="8.5cm" svg:y2="17.909cm">
            <text:p/>
          </draw:line>
          <draw:custom-shape draw:style-name="gr1" draw:text-style-name="P2" draw:layer="layout" svg:width="1.25cm" svg:height="1cm" svg:x="9cm" svg:y="17.659cm">
            <text:p text:style-name="P1">3</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0.25cm" svg:y="17.659cm">
            <text:p/>
            <draw:enhanced-geometry svg:viewBox="0 0 21600 21600" draw:mirror-horizontal="false" draw:mirror-vertical="false" draw:type="rectangle" draw:enhanced-path="M 0 0 L 21600 0 21600 21600 0 21600 0 0 Z N"/>
          </draw:custom-shape>
          <draw:line draw:style-name="gr3" draw:text-style-name="P3" draw:layer="layout" svg:x1="10.5cm" svg:y1="17.909cm" svg:x2="11.5cm" svg:y2="17.909cm">
            <text:p/>
          </draw:line>
          <draw:custom-shape draw:style-name="gr1" draw:text-style-name="P2" draw:layer="layout" svg:width="1.25cm" svg:height="1cm" svg:x="12cm" svg:y="17.659cm">
            <text:p text:style-name="P1">2</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3.25cm" svg:y="17.659cm">
            <text:p/>
            <draw:enhanced-geometry svg:viewBox="0 0 21600 21600" draw:mirror-horizontal="false" draw:mirror-vertical="false" draw:type="rectangle" draw:enhanced-path="M 0 0 L 21600 0 21600 21600 0 21600 0 0 Z N"/>
          </draw:custom-shape>
          <draw:line draw:style-name="gr3" draw:text-style-name="P3" draw:layer="layout" svg:x1="13.5cm" svg:y1="17.909cm" svg:x2="14.5cm" svg:y2="17.909cm">
            <text:p/>
          </draw:line>
          <draw:custom-shape draw:style-name="gr1" draw:text-style-name="P2" draw:layer="layout" svg:width="1.25cm" svg:height="1cm" svg:x="15cm" svg:y="17.659cm">
            <text:p text:style-name="P1">1</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6.25cm" svg:y="17.659cm">
            <text:p/>
            <draw:enhanced-geometry svg:viewBox="0 0 21600 21600" draw:mirror-horizontal="false" draw:mirror-vertical="false" draw:type="rectangle" draw:enhanced-path="M 0 0 L 21600 0 21600 21600 0 21600 0 0 Z N"/>
          </draw:custom-shape>
          <draw:line draw:style-name="gr3" draw:text-style-name="P3" draw:layer="layout" svg:x1="16.5cm" svg:y1="17.909cm" svg:x2="17.5cm" svg:y2="17.909cm">
            <text:p/>
          </draw:line>
          <draw:line draw:style-name="gr4" draw:text-style-name="P3" draw:layer="layout" svg:x1="2.5cm" svg:y1="16.909cm" svg:x2="3.75cm" svg:y2="17.659cm">
            <text:p/>
          </draw:line>
          <draw:frame draw:style-name="gr5" draw:text-style-name="P4" draw:layer="layout" svg:width="2.788cm" svg:height="0.962cm" svg:x="2.212cm" svg:y="16.159cm">
            <draw:text-box>
              <text:p><text:span text:style-name="T1">top</text:span><text:span text:style-name="T1">o</text:span></text:p>
            </draw:text-box>
          </draw:frame>
          <draw:frame draw:style-name="gr7" draw:text-style-name="P5" draw:layer="layout" svg:width="1.093cm" svg:height="0.963cm" svg:x="0.85cm" svg:y="17.909cm">
            <draw:text-box>
              <text:p><text:span text:style-name="T2">∅</text:span></text:p>
            </draw:text-box>
          </draw:frame>
          <draw:custom-shape draw:style-name="gr2" draw:text-style-name="P2" draw:layer="layout" svg:width="0.5cm" svg:height="1cm" svg:x="14.5cm" svg:y="17.659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1.5cm" svg:y="17.659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8.513cm" svg:y="17.659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5.5cm" svg:y="17.659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2.5cm" svg:y="17.659cm">
            <text:p/>
            <draw:enhanced-geometry svg:viewBox="0 0 21600 21600" draw:mirror-horizontal="false" draw:mirror-vertical="false" draw:type="rectangle" draw:enhanced-path="M 0 0 L 21600 0 21600 21600 0 21600 0 0 Z N"/>
          </draw:custom-shape>
          <draw:line draw:style-name="gr3" draw:text-style-name="P3" draw:layer="layout" svg:x1="14.75cm" svg:y1="18.409cm" svg:x2="13.75cm" svg:y2="18.409cm">
            <text:p/>
          </draw:line>
          <draw:line draw:style-name="gr3" draw:text-style-name="P3" draw:layer="layout" svg:x1="11.75cm" svg:y1="18.409cm" svg:x2="10.75cm" svg:y2="18.409cm">
            <text:p/>
          </draw:line>
          <draw:line draw:style-name="gr3" draw:text-style-name="P3" draw:layer="layout" svg:x1="8.763cm" svg:y1="18.409cm" svg:x2="7.763cm" svg:y2="18.409cm">
            <text:p/>
          </draw:line>
          <draw:line draw:style-name="gr3" draw:text-style-name="P3" draw:layer="layout" svg:x1="5.75cm" svg:y1="18.409cm" svg:x2="4.75cm" svg:y2="18.409cm">
            <text:p/>
          </draw:line>
          <draw:line draw:style-name="gr3" draw:text-style-name="P3" draw:layer="layout" svg:x1="2.75cm" svg:y1="18.409cm" svg:x2="1.75cm" svg:y2="18.409cm">
            <text:p/>
          </draw:line>
          <draw:line draw:style-name="gr3" draw:text-style-name="P3" draw:layer="layout" svg:x1="4.5cm" svg:y1="17.909cm" svg:x2="5.5cm" svg:y2="17.909cm">
            <text:p/>
          </draw:line>
          <draw:frame draw:style-name="gr7" draw:text-style-name="P5" draw:layer="layout" svg:width="1.093cm" svg:height="0.963cm" svg:x="17.401cm" svg:y="17.41cm">
            <draw:text-box>
              <text:p><text:span text:style-name="T2">∅</text:span></text:p>
            </draw:text-box>
          </draw:frame>
          <draw:line draw:style-name="gr4" draw:text-style-name="P3" draw:layer="layout" svg:x1="14.5cm" svg:y1="16.909cm" svg:x2="15.75cm" svg:y2="17.659cm">
            <text:p/>
          </draw:line>
          <draw:frame draw:style-name="gr5" draw:text-style-name="P4" draw:layer="layout" svg:width="2.788cm" svg:height="0.962cm" svg:x="14.212cm" svg:y="16.159cm">
            <draw:text-box>
              <text:p><text:span text:style-name="T1">ba</text:span><text:span text:style-name="T1">se</text:span></text:p>
            </draw:text-box>
          </draw:frame>
        </draw:g>
      </draw:page>
      <draw:page draw:name="page3" draw:style-name="dp1" draw:master-page-name="Padrão">
        <draw:g>
          <draw:custom-shape draw:style-name="gr1" draw:text-style-name="P2" draw:layer="layout" svg:width="1.25cm" svg:height="1cm" svg:x="5.9cm" svg:y="12.302cm">
            <text:p text:style-name="P1">5</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7.15cm" svg:y="12.302cm">
            <text:p/>
            <draw:enhanced-geometry svg:viewBox="0 0 21600 21600" draw:mirror-horizontal="false" draw:mirror-vertical="false" draw:type="rectangle" draw:enhanced-path="M 0 0 L 21600 0 21600 21600 0 21600 0 0 Z N"/>
          </draw:custom-shape>
          <draw:line draw:style-name="gr3" draw:text-style-name="P3" draw:layer="layout" svg:x1="7.4cm" svg:y1="12.802cm" svg:x2="8.4cm" svg:y2="12.802cm">
            <text:p/>
          </draw:line>
          <draw:custom-shape draw:style-name="gr1" draw:text-style-name="P2" draw:layer="layout" svg:width="1.25cm" svg:height="1cm" svg:x="8.4cm" svg:y="12.302cm">
            <text:p text:style-name="P1">7</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9.65cm" svg:y="12.302cm">
            <text:p/>
            <draw:enhanced-geometry svg:viewBox="0 0 21600 21600" draw:mirror-horizontal="false" draw:mirror-vertical="false" draw:type="rectangle" draw:enhanced-path="M 0 0 L 21600 0 21600 21600 0 21600 0 0 Z N"/>
          </draw:custom-shape>
          <draw:line draw:style-name="gr3" draw:text-style-name="P3" draw:layer="layout" svg:x1="9.9cm" svg:y1="12.802cm" svg:x2="10.9cm" svg:y2="12.802cm">
            <text:p/>
          </draw:line>
          <draw:custom-shape draw:style-name="gr1" draw:text-style-name="P2" draw:layer="layout" svg:width="1.25cm" svg:height="1cm" svg:x="10.9cm" svg:y="12.302cm">
            <text:p text:style-name="P1">8</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2.15cm" svg:y="12.302cm">
            <text:p/>
            <draw:enhanced-geometry svg:viewBox="0 0 21600 21600" draw:mirror-horizontal="false" draw:mirror-vertical="false" draw:type="rectangle" draw:enhanced-path="M 0 0 L 21600 0 21600 21600 0 21600 0 0 Z N"/>
          </draw:custom-shape>
          <draw:line draw:style-name="gr3" draw:text-style-name="P3" draw:layer="layout" svg:x1="12.4cm" svg:y1="12.802cm" svg:x2="13.4cm" svg:y2="12.802cm">
            <text:p/>
          </draw:line>
          <draw:custom-shape draw:style-name="gr1" draw:text-style-name="P2" draw:layer="layout" svg:width="1.25cm" svg:height="1cm" svg:x="13.4cm" svg:y="12.302cm">
            <text:p text:style-name="P1">1</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4.65cm" svg:y="12.302cm">
            <text:p/>
            <draw:enhanced-geometry svg:viewBox="0 0 21600 21600" draw:mirror-horizontal="false" draw:mirror-vertical="false" draw:type="rectangle" draw:enhanced-path="M 0 0 L 21600 0 21600 21600 0 21600 0 0 Z N"/>
          </draw:custom-shape>
          <draw:line draw:style-name="gr3" draw:text-style-name="P3" draw:layer="layout" svg:x1="14.9cm" svg:y1="12.802cm" svg:x2="15.9cm" svg:y2="12.802cm">
            <text:p/>
          </draw:line>
          <draw:custom-shape draw:style-name="gr1" draw:text-style-name="P2" draw:layer="layout" svg:width="1.25cm" svg:height="1cm" svg:x="15.9cm" svg:y="12.302cm">
            <text:p text:style-name="P1">3</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7.15cm" svg:y="12.302cm">
            <text:p/>
            <draw:enhanced-geometry svg:viewBox="0 0 21600 21600" draw:mirror-horizontal="false" draw:mirror-vertical="false" draw:type="rectangle" draw:enhanced-path="M 0 0 L 21600 0 21600 21600 0 21600 0 0 Z N"/>
          </draw:custom-shape>
          <draw:line draw:style-name="gr3" draw:text-style-name="P3" draw:layer="layout" svg:x1="17.4cm" svg:y1="12.802cm" svg:x2="18.4cm" svg:y2="12.802cm">
            <text:p/>
          </draw:line>
          <draw:line draw:style-name="gr4" draw:text-style-name="P3" draw:layer="layout" svg:x1="5.4cm" svg:y1="11.552cm" svg:x2="6.65cm" svg:y2="12.302cm">
            <text:p/>
          </draw:line>
          <draw:line draw:style-name="gr4" draw:text-style-name="P3" draw:layer="layout" svg:x1="15.4cm" svg:y1="11.552cm" svg:x2="16.65cm" svg:y2="12.302cm">
            <text:p/>
          </draw:line>
          <draw:frame draw:style-name="gr5" draw:text-style-name="P4" draw:layer="layout" svg:width="2.788cm" svg:height="0.962cm" svg:x="5.112cm" svg:y="10.802cm">
            <draw:text-box>
              <text:p><text:span text:style-name="T1">iní</text:span><text:span text:style-name="T1">cio</text:span></text:p>
            </draw:text-box>
          </draw:frame>
          <draw:frame draw:style-name="gr6" draw:text-style-name="P4" draw:layer="layout" svg:width="1.823cm" svg:height="0.806cm" svg:x="15.081cm" svg:y="10.75cm">
            <draw:text-box>
              <text:p><text:span text:style-name="T1">fim</text:span></text:p>
            </draw:text-box>
          </draw:frame>
          <draw:frame draw:style-name="gr7" draw:text-style-name="P5" draw:layer="layout" svg:width="1.093cm" svg:height="0.963cm" svg:x="18.307cm" svg:y="12.302cm">
            <draw:text-box>
              <text:p><text:span text:style-name="T2">∅</text:span></text:p>
            </draw:text-box>
          </draw:frame>
        </draw:g>
        <draw:g>
          <draw:custom-shape draw:style-name="gr1" draw:text-style-name="P2" draw:layer="layout" svg:width="1.25cm" svg:height="1cm" svg:x="3.9cm" svg:y="16.552cm">
            <text:p text:style-name="P1">5</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5.15cm" svg:y="16.552cm">
            <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6.9cm" svg:y="16.552cm">
            <text:p text:style-name="P1">7</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8.15cm" svg:y="16.552cm">
            <text:p/>
            <draw:enhanced-geometry svg:viewBox="0 0 21600 21600" draw:mirror-horizontal="false" draw:mirror-vertical="false" draw:type="rectangle" draw:enhanced-path="M 0 0 L 21600 0 21600 21600 0 21600 0 0 Z N"/>
          </draw:custom-shape>
          <draw:line draw:style-name="gr3" draw:text-style-name="P3" draw:layer="layout" svg:x1="8.4cm" svg:y1="16.802cm" svg:x2="9.4cm" svg:y2="16.802cm">
            <text:p/>
          </draw:line>
          <draw:custom-shape draw:style-name="gr1" draw:text-style-name="P2" draw:layer="layout" svg:width="1.25cm" svg:height="1cm" svg:x="9.9cm" svg:y="16.552cm">
            <text:p text:style-name="P1">8</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1.15cm" svg:y="16.552cm">
            <text:p/>
            <draw:enhanced-geometry svg:viewBox="0 0 21600 21600" draw:mirror-horizontal="false" draw:mirror-vertical="false" draw:type="rectangle" draw:enhanced-path="M 0 0 L 21600 0 21600 21600 0 21600 0 0 Z N"/>
          </draw:custom-shape>
          <draw:line draw:style-name="gr3" draw:text-style-name="P3" draw:layer="layout" svg:x1="11.4cm" svg:y1="16.802cm" svg:x2="12.4cm" svg:y2="16.802cm">
            <text:p/>
          </draw:line>
          <draw:custom-shape draw:style-name="gr1" draw:text-style-name="P2" draw:layer="layout" svg:width="1.25cm" svg:height="1cm" svg:x="12.9cm" svg:y="16.552cm">
            <text:p text:style-name="P1">1</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4.15cm" svg:y="16.552cm">
            <text:p/>
            <draw:enhanced-geometry svg:viewBox="0 0 21600 21600" draw:mirror-horizontal="false" draw:mirror-vertical="false" draw:type="rectangle" draw:enhanced-path="M 0 0 L 21600 0 21600 21600 0 21600 0 0 Z N"/>
          </draw:custom-shape>
          <draw:line draw:style-name="gr3" draw:text-style-name="P3" draw:layer="layout" svg:x1="14.4cm" svg:y1="16.802cm" svg:x2="15.4cm" svg:y2="16.802cm">
            <text:p/>
          </draw:line>
          <draw:custom-shape draw:style-name="gr1" draw:text-style-name="P2" draw:layer="layout" svg:width="1.25cm" svg:height="1cm" svg:x="15.9cm" svg:y="16.552cm">
            <text:p text:style-name="P1">3</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7.15cm" svg:y="16.552cm">
            <text:p/>
            <draw:enhanced-geometry svg:viewBox="0 0 21600 21600" draw:mirror-horizontal="false" draw:mirror-vertical="false" draw:type="rectangle" draw:enhanced-path="M 0 0 L 21600 0 21600 21600 0 21600 0 0 Z N"/>
          </draw:custom-shape>
          <draw:line draw:style-name="gr3" draw:text-style-name="P3" draw:layer="layout" svg:x1="17.4cm" svg:y1="16.802cm" svg:x2="18.4cm" svg:y2="16.802cm">
            <text:p/>
          </draw:line>
          <draw:line draw:style-name="gr4" draw:text-style-name="P3" draw:layer="layout" svg:x1="3.4cm" svg:y1="15.802cm" svg:x2="4.65cm" svg:y2="16.552cm">
            <text:p/>
          </draw:line>
          <draw:line draw:style-name="gr4" draw:text-style-name="P3" draw:layer="layout" svg:x1="15.4cm" svg:y1="15.802cm" svg:x2="16.65cm" svg:y2="16.552cm">
            <text:p/>
          </draw:line>
          <draw:frame draw:style-name="gr5" draw:text-style-name="P4" draw:layer="layout" svg:width="2.788cm" svg:height="0.962cm" svg:x="3.112cm" svg:y="15.052cm">
            <draw:text-box>
              <text:p><text:span text:style-name="T1">iní</text:span><text:span text:style-name="T1">cio</text:span></text:p>
            </draw:text-box>
          </draw:frame>
          <draw:frame draw:style-name="gr6" draw:text-style-name="P4" draw:layer="layout" svg:width="1.823cm" svg:height="0.806cm" svg:x="15.081cm" svg:y="15cm">
            <draw:text-box>
              <text:p><text:span text:style-name="T1">fim</text:span></text:p>
            </draw:text-box>
          </draw:frame>
          <draw:frame draw:style-name="gr7" draw:text-style-name="P5" draw:layer="layout" svg:width="1.093cm" svg:height="0.963cm" svg:x="1.75cm" svg:y="16.802cm">
            <draw:text-box>
              <text:p><text:span text:style-name="T2">∅</text:span></text:p>
            </draw:text-box>
          </draw:frame>
          <draw:custom-shape draw:style-name="gr2" draw:text-style-name="P2" draw:layer="layout" svg:width="0.5cm" svg:height="1cm" svg:x="15.4cm" svg:y="16.552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2.4cm" svg:y="16.552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9.413cm" svg:y="16.552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6.4cm" svg:y="16.552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3.4cm" svg:y="16.552cm">
            <text:p/>
            <draw:enhanced-geometry svg:viewBox="0 0 21600 21600" draw:mirror-horizontal="false" draw:mirror-vertical="false" draw:type="rectangle" draw:enhanced-path="M 0 0 L 21600 0 21600 21600 0 21600 0 0 Z N"/>
          </draw:custom-shape>
          <draw:line draw:style-name="gr3" draw:text-style-name="P3" draw:layer="layout" svg:x1="15.65cm" svg:y1="17.302cm" svg:x2="14.65cm" svg:y2="17.302cm">
            <text:p/>
          </draw:line>
          <draw:line draw:style-name="gr3" draw:text-style-name="P3" draw:layer="layout" svg:x1="12.65cm" svg:y1="17.302cm" svg:x2="11.65cm" svg:y2="17.302cm">
            <text:p/>
          </draw:line>
          <draw:line draw:style-name="gr3" draw:text-style-name="P3" draw:layer="layout" svg:x1="9.663cm" svg:y1="17.302cm" svg:x2="8.663cm" svg:y2="17.302cm">
            <text:p/>
          </draw:line>
          <draw:line draw:style-name="gr3" draw:text-style-name="P3" draw:layer="layout" svg:x1="6.65cm" svg:y1="17.302cm" svg:x2="5.65cm" svg:y2="17.302cm">
            <text:p/>
          </draw:line>
          <draw:line draw:style-name="gr3" draw:text-style-name="P3" draw:layer="layout" svg:x1="3.65cm" svg:y1="17.302cm" svg:x2="2.65cm" svg:y2="17.302cm">
            <text:p/>
          </draw:line>
          <draw:line draw:style-name="gr3" draw:text-style-name="P3" draw:layer="layout" svg:x1="5.4cm" svg:y1="16.802cm" svg:x2="6.4cm" svg:y2="16.802cm">
            <text:p/>
          </draw:line>
          <draw:frame draw:style-name="gr7" draw:text-style-name="P5" draw:layer="layout" svg:width="1.093cm" svg:height="0.963cm" svg:x="18.301cm" svg:y="16.303cm">
            <draw:text-box>
              <text:p><text:span text:style-name="T2">∅</text:span></text:p>
            </draw:text-box>
          </draw:frame>
        </draw:g>
        <draw:g>
          <draw:custom-shape draw:style-name="gr10" draw:text-style-name="P2" draw:layer="layout" svg:width="1.25cm" svg:height="1cm" svg:x="4.5cm" svg:y="2.19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5.75cm" svg:y="2.194cm">
            <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7cm" svg:y="2.194cm">
            <text:p text:style-name="P1">5</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8.25cm" svg:y="2.194cm">
            <text:p text:style-name="P1">7</text:p>
            <draw:enhanced-geometry svg:viewBox="0 0 21600 21600" draw:mirror-horizontal="false" draw:mirror-vertical="false" draw:type="rectangle" draw:enhanced-path="M 0 0 L 21600 0 21600 21600 0 21600 0 0 Z N"/>
          </draw:custom-shape>
          <draw:frame draw:style-name="gr9" draw:text-style-name="P4" draw:layer="layout" svg:width="12.5cm" svg:height="0.806cm" svg:x="4.5cm" svg:y="3.194cm">
            <draw:text-box>
              <text:p><text:span text:style-name="T1">ta</text:span><text:span text:style-name="T1">m </text:span><text:span text:style-name="T1">= 5 </text:span><text:span text:style-name="T1">/ </text:span><text:span text:style-name="T1">ta</text:span><text:span text:style-name="T1">m</text:span><text:span text:style-name="T1">Ma</text:span><text:span text:style-name="T1">x = </text:span><text:span text:style-name="T1">10 </text:span><text:span text:style-name="T1">/ </text:span><text:span text:style-name="T1">po</text:span><text:span text:style-name="T1">sIn</text:span><text:span text:style-name="T1">ici</text:span><text:span text:style-name="T1">o = </text:span><text:span text:style-name="T1">2 / </text:span><text:span text:style-name="T1">po</text:span><text:span text:style-name="T1">sFi</text:span><text:span text:style-name="T1">m </text:span><text:span text:style-name="T1">= 6</text:span></text:p>
            </draw:text-box>
          </draw:frame>
          <draw:custom-shape draw:style-name="gr1" draw:text-style-name="P2" draw:layer="layout" svg:width="1.25cm" svg:height="1cm" svg:x="9.5cm" svg:y="2.194cm">
            <text:p text:style-name="P1">8</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10.75cm" svg:y="2.194cm">
            <text:p text:style-name="P1">1</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12cm" svg:y="2.194cm">
            <text:p text:style-name="P1">3</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3.25cm" svg:y="2.19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4.5cm" svg:y="2.19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5.75cm" svg:y="2.194cm">
            <text:p/>
            <draw:enhanced-geometry svg:viewBox="0 0 21600 21600" draw:mirror-horizontal="false" draw:mirror-vertical="false" draw:type="rectangle" draw:enhanced-path="M 0 0 L 21600 0 21600 21600 0 21600 0 0 Z N"/>
          </draw:custom-shape>
          <draw:frame draw:style-name="gr11" draw:text-style-name="P7" draw:layer="layout" svg:width="1.25cm" svg:height="0.75cm" svg:x="4.5cm" svg:y="1.444cm">
            <draw:text-box>
              <text:p text:style-name="P1"><text:span text:style-name="T5">0</text:span></text:p>
            </draw:text-box>
          </draw:frame>
          <draw:frame draw:style-name="gr11" draw:text-style-name="P7" draw:layer="layout" svg:width="1.25cm" svg:height="0.75cm" svg:x="5.75cm" svg:y="1.444cm">
            <draw:text-box>
              <text:p text:style-name="P1"><text:span text:style-name="T5">1</text:span></text:p>
            </draw:text-box>
          </draw:frame>
          <draw:frame draw:style-name="gr11" draw:text-style-name="P7" draw:layer="layout" svg:width="1.25cm" svg:height="0.75cm" svg:x="7cm" svg:y="1.444cm">
            <draw:text-box>
              <text:p text:style-name="P1"><text:span text:style-name="T5">2</text:span></text:p>
            </draw:text-box>
          </draw:frame>
          <draw:frame draw:style-name="gr11" draw:text-style-name="P7" draw:layer="layout" svg:width="1.25cm" svg:height="0.75cm" svg:x="8.25cm" svg:y="1.444cm">
            <draw:text-box>
              <text:p text:style-name="P1"><text:span text:style-name="T5">3</text:span></text:p>
            </draw:text-box>
          </draw:frame>
          <draw:frame draw:style-name="gr11" draw:text-style-name="P7" draw:layer="layout" svg:width="1.25cm" svg:height="0.75cm" svg:x="9.5cm" svg:y="1.444cm">
            <draw:text-box>
              <text:p text:style-name="P1"><text:span text:style-name="T5">4</text:span></text:p>
            </draw:text-box>
          </draw:frame>
          <draw:frame draw:style-name="gr11" draw:text-style-name="P7" draw:layer="layout" svg:width="1.25cm" svg:height="0.75cm" svg:x="10.75cm" svg:y="1.444cm">
            <draw:text-box>
              <text:p text:style-name="P1"><text:span text:style-name="T5">5</text:span></text:p>
            </draw:text-box>
          </draw:frame>
          <draw:frame draw:style-name="gr11" draw:text-style-name="P7" draw:layer="layout" svg:width="1.25cm" svg:height="0.75cm" svg:x="12cm" svg:y="1.444cm">
            <draw:text-box>
              <text:p text:style-name="P1"><text:span text:style-name="T5">6</text:span></text:p>
            </draw:text-box>
          </draw:frame>
          <draw:frame draw:style-name="gr11" draw:text-style-name="P7" draw:layer="layout" svg:width="1.25cm" svg:height="0.75cm" svg:x="13.25cm" svg:y="1.444cm">
            <draw:text-box>
              <text:p text:style-name="P1"><text:span text:style-name="T5">7</text:span></text:p>
            </draw:text-box>
          </draw:frame>
          <draw:frame draw:style-name="gr11" draw:text-style-name="P7" draw:layer="layout" svg:width="1.25cm" svg:height="0.75cm" svg:x="14.5cm" svg:y="1.444cm">
            <draw:text-box>
              <text:p text:style-name="P1"><text:span text:style-name="T5">8</text:span></text:p>
            </draw:text-box>
          </draw:frame>
          <draw:frame draw:style-name="gr11" draw:text-style-name="P7" draw:layer="layout" svg:width="1.25cm" svg:height="0.75cm" svg:x="15.75cm" svg:y="1.444cm">
            <draw:text-box>
              <text:p text:style-name="P1"><text:span text:style-name="T5">9</text:span></text:p>
            </draw:text-box>
          </draw:frame>
        </draw:g>
        <draw:g>
          <draw:custom-shape draw:style-name="gr1" draw:text-style-name="P2" draw:layer="layout" svg:width="1.25cm" svg:height="1cm" svg:x="4.5cm" svg:y="5.694cm">
            <text:p text:style-name="P1">1</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5.75cm" svg:y="5.694cm">
            <text:p text:style-name="P1">3</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7cm" svg:y="5.69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8.25cm" svg:y="5.694cm">
            <text:p/>
            <draw:enhanced-geometry svg:viewBox="0 0 21600 21600" draw:mirror-horizontal="false" draw:mirror-vertical="false" draw:type="rectangle" draw:enhanced-path="M 0 0 L 21600 0 21600 21600 0 21600 0 0 Z N"/>
          </draw:custom-shape>
          <draw:frame draw:style-name="gr9" draw:text-style-name="P4" draw:layer="layout" svg:width="12.5cm" svg:height="0.806cm" svg:x="4.5cm" svg:y="6.694cm">
            <draw:text-box>
              <text:p><text:span text:style-name="T1">ta</text:span><text:span text:style-name="T1">m </text:span><text:span text:style-name="T1">= 5 </text:span><text:span text:style-name="T1">/ </text:span><text:span text:style-name="T1">ta</text:span><text:span text:style-name="T1">m</text:span><text:span text:style-name="T1">Ma</text:span><text:span text:style-name="T1">x = </text:span><text:span text:style-name="T1">10 </text:span><text:span text:style-name="T1">/ </text:span><text:span text:style-name="T1">Po</text:span><text:span text:style-name="T1">sIn</text:span><text:span text:style-name="T1">ici</text:span><text:span text:style-name="T1">o = </text:span><text:span text:style-name="T1">7 / </text:span><text:span text:style-name="T1">po</text:span><text:span text:style-name="T1">sFi</text:span><text:span text:style-name="T1">m </text:span><text:span text:style-name="T1">= 1</text:span></text:p>
            </draw:text-box>
          </draw:frame>
          <draw:custom-shape draw:style-name="gr10" draw:text-style-name="P2" draw:layer="layout" svg:width="1.25cm" svg:height="1cm" svg:x="9.5cm" svg:y="5.69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0.75cm" svg:y="5.69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2cm" svg:y="5.694cm">
            <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13.25cm" svg:y="5.694cm">
            <text:p text:style-name="P1">5</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14.5cm" svg:y="5.694cm">
            <text:p text:style-name="P1">7</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15.75cm" svg:y="5.694cm">
            <text:p text:style-name="P1">8</text:p>
            <draw:enhanced-geometry svg:viewBox="0 0 21600 21600" draw:mirror-horizontal="false" draw:mirror-vertical="false" draw:type="rectangle" draw:enhanced-path="M 0 0 L 21600 0 21600 21600 0 21600 0 0 Z N"/>
          </draw:custom-shape>
          <draw:frame draw:style-name="gr11" draw:text-style-name="P7" draw:layer="layout" svg:width="1.25cm" svg:height="0.75cm" svg:x="4.5cm" svg:y="4.944cm">
            <draw:text-box>
              <text:p text:style-name="P1"><text:span text:style-name="T5">0</text:span></text:p>
            </draw:text-box>
          </draw:frame>
          <draw:frame draw:style-name="gr11" draw:text-style-name="P7" draw:layer="layout" svg:width="1.25cm" svg:height="0.75cm" svg:x="5.75cm" svg:y="4.944cm">
            <draw:text-box>
              <text:p text:style-name="P1"><text:span text:style-name="T5">1</text:span></text:p>
            </draw:text-box>
          </draw:frame>
          <draw:frame draw:style-name="gr11" draw:text-style-name="P7" draw:layer="layout" svg:width="1.25cm" svg:height="0.75cm" svg:x="7cm" svg:y="4.944cm">
            <draw:text-box>
              <text:p text:style-name="P1"><text:span text:style-name="T5">2</text:span></text:p>
            </draw:text-box>
          </draw:frame>
          <draw:frame draw:style-name="gr11" draw:text-style-name="P7" draw:layer="layout" svg:width="1.25cm" svg:height="0.75cm" svg:x="8.25cm" svg:y="4.944cm">
            <draw:text-box>
              <text:p text:style-name="P1"><text:span text:style-name="T5">3</text:span></text:p>
            </draw:text-box>
          </draw:frame>
          <draw:frame draw:style-name="gr11" draw:text-style-name="P7" draw:layer="layout" svg:width="1.25cm" svg:height="0.75cm" svg:x="9.5cm" svg:y="4.944cm">
            <draw:text-box>
              <text:p text:style-name="P1"><text:span text:style-name="T5">4</text:span></text:p>
            </draw:text-box>
          </draw:frame>
          <draw:frame draw:style-name="gr11" draw:text-style-name="P7" draw:layer="layout" svg:width="1.25cm" svg:height="0.75cm" svg:x="10.75cm" svg:y="4.944cm">
            <draw:text-box>
              <text:p text:style-name="P1"><text:span text:style-name="T5">5</text:span></text:p>
            </draw:text-box>
          </draw:frame>
          <draw:frame draw:style-name="gr11" draw:text-style-name="P7" draw:layer="layout" svg:width="1.25cm" svg:height="0.75cm" svg:x="12cm" svg:y="4.944cm">
            <draw:text-box>
              <text:p text:style-name="P1"><text:span text:style-name="T5">6</text:span></text:p>
            </draw:text-box>
          </draw:frame>
          <draw:frame draw:style-name="gr11" draw:text-style-name="P7" draw:layer="layout" svg:width="1.25cm" svg:height="0.75cm" svg:x="13.25cm" svg:y="4.944cm">
            <draw:text-box>
              <text:p text:style-name="P1"><text:span text:style-name="T5">7</text:span></text:p>
            </draw:text-box>
          </draw:frame>
          <draw:frame draw:style-name="gr11" draw:text-style-name="P7" draw:layer="layout" svg:width="1.25cm" svg:height="0.75cm" svg:x="14.5cm" svg:y="4.944cm">
            <draw:text-box>
              <text:p text:style-name="P1"><text:span text:style-name="T5">8</text:span></text:p>
            </draw:text-box>
          </draw:frame>
          <draw:frame draw:style-name="gr11" draw:text-style-name="P7" draw:layer="layout" svg:width="1.25cm" svg:height="0.75cm" svg:x="15.75cm" svg:y="4.944cm">
            <draw:text-box>
              <text:p text:style-name="P1"><text:span text:style-name="T5">9</text:span></text:p>
            </draw:text-box>
          </draw:frame>
        </draw:g>
      </draw:page>
      <draw:page draw:name="page4" draw:style-name="dp1" draw:master-page-name="Padrão">
        <draw:g>
          <draw:custom-shape draw:style-name="gr12" draw:text-style-name="P8" draw:layer="layout" svg:width="0.5cm" svg:height="1.25cm" svg:x="7.466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0.5cm" svg:height="1.25cm" svg:x="8.216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0.5cm" svg:height="1.25cm" svg:x="8.966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0.5cm" svg:height="1.25cm" svg:x="9.716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0.5cm" svg:height="1.25cm" svg:x="10.466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3" draw:layer="layout" svg:x1="7.216cm" svg:y1="9.75cm" svg:x2="11.216cm" svg:y2="9.75cm">
            <text:p/>
          </draw:line>
          <draw:line draw:style-name="gr13" draw:text-style-name="P3" draw:layer="layout" svg:x1="7.216cm" svg:y1="11.5cm" svg:x2="7.216cm" svg:y2="9.75cm">
            <text:p/>
          </draw:line>
          <draw:line draw:style-name="gr13" draw:text-style-name="P3" draw:layer="layout" svg:x1="7.216cm" svg:y1="11.5cm" svg:x2="11.216cm" svg:y2="11.5cm">
            <text:p/>
          </draw:line>
          <draw:custom-shape draw:style-name="gr14" draw:text-style-name="P8" draw:layer="layout" svg:width="1.25cm" svg:height="1cm" svg:x="11.216cm" svg:y="9.5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4" draw:text-style-name="P8" draw:layer="layout" svg:width="1.25cm" svg:height="1cm" svg:x="11.216cm" svg:y="10.85cm">
            <text:p/>
            <draw:enhanced-geometry svg:viewBox="0 0 142 147" draw:mirror-vertical="true" draw:mirror-horizont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5" draw:text-style-name="P9" draw:layer="layout" svg:width="2.005cm" svg:height="0.908cm" svg:x="12.466cm" svg:y="9.25cm">
            <draw:text-box>
              <text:p><text:span text:style-name="T6">PU</text:span><text:span text:style-name="T6">SH</text:span></text:p>
            </draw:text-box>
          </draw:frame>
          <draw:frame draw:style-name="gr15" draw:text-style-name="P9" draw:layer="layout" svg:width="2.005cm" svg:height="0.908cm" svg:x="12.466cm" svg:y="11.25cm">
            <draw:text-box>
              <text:p><text:span text:style-name="T6">PO</text:span><text:span text:style-name="T6">P</text:span></text:p>
            </draw:text-box>
          </draw:frame>
          <draw:frame draw:style-name="gr16" draw:text-style-name="P10" draw:layer="layout" svg:width="1.349cm" svg:height="0.602cm" svg:x="10.166cm" svg:y="11.398cm">
            <draw:text-box>
              <text:p><text:span text:style-name="T7">top</text:span><text:span text:style-name="T7">o</text:span></text:p>
            </draw:text-box>
          </draw:frame>
          <draw:frame draw:style-name="gr17" draw:text-style-name="P11" draw:layer="layout" svg:width="2.716cm" svg:height="0.759cm" svg:x="7cm" svg:y="9cm">
            <draw:text-box>
              <text:p><text:span text:style-name="T8">Pilh</text:span><text:span text:style-name="T8">a </text:span><text:span text:style-name="T8">(LI</text:span><text:span text:style-name="T8">FO)</text:span></text:p>
            </draw:text-box>
          </draw:frame>
        </draw:g>
        <draw:g>
          <draw:custom-shape draw:style-name="gr12" draw:text-style-name="P8" draw:layer="layout" svg:width="0.5cm" svg:height="1.25cm" svg:x="9.2cm" svg:y="16.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0.5cm" svg:height="1.25cm" svg:x="9.95cm" svg:y="16.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0.5cm" svg:height="1.25cm" svg:x="10.7cm" svg:y="16.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0.5cm" svg:height="1.25cm" svg:x="11.45cm" svg:y="16.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0.5cm" svg:height="1.25cm" svg:x="12.2cm" svg:y="16.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3" draw:layer="layout" svg:x1="8.95cm" svg:y1="16.342cm" svg:x2="12.95cm" svg:y2="16.342cm">
            <text:p/>
          </draw:line>
          <draw:line draw:style-name="gr13" draw:text-style-name="P3" draw:layer="layout" svg:x1="8.95cm" svg:y1="18.092cm" svg:x2="12.95cm" svg:y2="18.092cm">
            <text:p/>
          </draw:line>
          <draw:custom-shape draw:style-name="gr14" draw:text-style-name="P8" draw:layer="layout" svg:width="1.25cm" svg:height="1cm" svg:x="12.95cm" svg:y="16.092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4" draw:text-style-name="P8" draw:layer="layout" svg:width="1.25cm" svg:height="1cm" svg:x="7.65cm" svg:y="17.442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5" draw:text-style-name="P9" draw:layer="layout" svg:width="2.75cm" svg:height="0.908cm" svg:x="14.2cm" svg:y="15.842cm">
            <draw:text-box>
              <text:p><text:span text:style-name="T6">EN</text:span><text:span text:style-name="T6">QU</text:span><text:span text:style-name="T6">EU</text:span><text:span text:style-name="T6">E</text:span></text:p>
            </draw:text-box>
          </draw:frame>
          <draw:frame draw:style-name="gr15" draw:text-style-name="P9" draw:layer="layout" svg:width="2.95cm" svg:height="0.908cm" svg:x="5.2cm" svg:y="17.842cm">
            <draw:text-box>
              <text:p><text:span text:style-name="T6">DE</text:span><text:span text:style-name="T6">QU</text:span><text:span text:style-name="T6">EU</text:span><text:span text:style-name="T6">E</text:span></text:p>
            </draw:text-box>
          </draw:frame>
          <draw:frame draw:style-name="gr18" draw:text-style-name="P10" draw:layer="layout" svg:width="1.137cm" svg:height="0.602cm" svg:x="12.1cm" svg:y="17.99cm">
            <draw:text-box>
              <text:p><text:span text:style-name="T7">fim</text:span></text:p>
            </draw:text-box>
          </draw:frame>
          <draw:frame draw:style-name="gr19" draw:text-style-name="P11" draw:layer="layout" svg:width="2.475cm" svg:height="0.759cm" svg:x="8.684cm" svg:y="15.592cm">
            <draw:text-box>
              <text:p><text:span text:style-name="T8">Fila </text:span><text:span text:style-name="T8">(FI</text:span><text:span text:style-name="T8">FO)</text:span></text:p>
            </draw:text-box>
          </draw:frame>
          <draw:frame draw:style-name="gr20" draw:text-style-name="P10" draw:layer="layout" svg:width="1.772cm" svg:height="0.602cm" svg:x="8.701cm" svg:y="17.99cm">
            <draw:text-box>
              <text:p><text:span text:style-name="T7">iní</text:span><text:span text:style-name="T7">cio</text:span></text:p>
            </draw:text-box>
          </draw:frame>
        </draw:g>
        <draw:g>
          <draw:custom-shape draw:style-name="gr12" draw:text-style-name="P8" draw:layer="layout" svg:width="0.5cm" svg:height="1.25cm" svg:x="9.2cm" svg:y="21.9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0.5cm" svg:height="1.25cm" svg:x="9.95cm" svg:y="21.9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0.5cm" svg:height="1.25cm" svg:x="10.7cm" svg:y="21.9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0.5cm" svg:height="1.25cm" svg:x="11.45cm" svg:y="21.9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0.5cm" svg:height="1.25cm" svg:x="12.2cm" svg:y="21.9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3" draw:layer="layout" svg:x1="8.95cm" svg:y1="21.742cm" svg:x2="12.95cm" svg:y2="21.742cm">
            <text:p/>
          </draw:line>
          <draw:line draw:style-name="gr13" draw:text-style-name="P3" draw:layer="layout" svg:x1="8.95cm" svg:y1="23.492cm" svg:x2="12.95cm" svg:y2="23.492cm">
            <text:p/>
          </draw:line>
          <draw:custom-shape draw:style-name="gr14" draw:text-style-name="P8" draw:layer="layout" svg:width="1.25cm" svg:height="1cm" svg:x="12.95cm" svg:y="21.492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4" draw:text-style-name="P8" draw:layer="layout" svg:width="1.25cm" svg:height="1cm" svg:x="7.65cm" svg:y="22.842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5" draw:text-style-name="P9" draw:layer="layout" svg:width="2.75cm" svg:height="0.908cm" svg:x="14.2cm" svg:y="21.242cm">
            <draw:text-box>
              <text:p><text:span text:style-name="T6">add</text:span><text:span text:style-name="T6">Las</text:span><text:span text:style-name="T6">t</text:span></text:p>
            </draw:text-box>
          </draw:frame>
          <draw:frame draw:style-name="gr15" draw:text-style-name="P9" draw:layer="layout" svg:width="2.95cm" svg:height="0.908cm" svg:x="4.8cm" svg:y="23.242cm">
            <draw:text-box>
              <text:p><text:span text:style-name="T6">re</text:span><text:span text:style-name="T6">mo</text:span><text:span text:style-name="T6">veF</text:span><text:span text:style-name="T6">irst</text:span></text:p>
            </draw:text-box>
          </draw:frame>
          <draw:frame draw:style-name="gr18" draw:text-style-name="P10" draw:layer="layout" svg:width="1.137cm" svg:height="0.602cm" svg:x="12.1cm" svg:y="23.39cm">
            <draw:text-box>
              <text:p><text:span text:style-name="T7">fim</text:span></text:p>
            </draw:text-box>
          </draw:frame>
          <draw:frame draw:style-name="gr19" draw:text-style-name="P11" draw:layer="layout" svg:width="2.475cm" svg:height="0.759cm" svg:x="8.684cm" svg:y="20.992cm">
            <draw:text-box>
              <text:p><text:span text:style-name="T8">De</text:span><text:span text:style-name="T8">que</text:span></text:p>
            </draw:text-box>
          </draw:frame>
          <draw:frame draw:style-name="gr20" draw:text-style-name="P10" draw:layer="layout" svg:width="1.772cm" svg:height="0.602cm" svg:x="8.701cm" svg:y="23.39cm">
            <draw:text-box>
              <text:p><text:span text:style-name="T7">iní</text:span><text:span text:style-name="T7">cio</text:span></text:p>
            </draw:text-box>
          </draw:frame>
          <draw:custom-shape draw:style-name="gr14" draw:text-style-name="P8" draw:layer="layout" svg:width="1.25cm" svg:height="1cm" svg:x="13.05cm" svg:y="22.842cm">
            <text:p/>
            <draw:enhanced-geometry svg:viewBox="0 0 142 147" draw:mirror-vertical="true" draw:mirror-horizont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5" draw:text-style-name="P9" draw:layer="layout" svg:width="2.95cm" svg:height="0.908cm" svg:x="14.2cm" svg:y="23.242cm">
            <draw:text-box>
              <text:p><text:span text:style-name="T6">re</text:span><text:span text:style-name="T6">mo</text:span><text:span text:style-name="T6">veL</text:span><text:span text:style-name="T6">ast</text:span></text:p>
            </draw:text-box>
          </draw:frame>
          <draw:custom-shape draw:style-name="gr14" draw:text-style-name="P8" draw:layer="layout" svg:width="1.25cm" svg:height="1cm" svg:x="7.45cm" svg:y="21.492cm">
            <text:p/>
            <draw:enhanced-geometry svg:viewBox="0 0 142 147" draw:mirror-vertical="true" draw:mirror-horizont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5" draw:text-style-name="P9" draw:layer="layout" svg:width="2.75cm" svg:height="0.908cm" svg:x="5.4cm" svg:y="21.242cm">
            <draw:text-box>
              <text:p><text:span text:style-name="T6">add</text:span><text:span text:style-name="T6">Fir</text:span><text:span text:style-name="T6">st</text:span></text:p>
            </draw:text-box>
          </draw:frame>
        </draw:g>
      </draw:page>
      <draw:page draw:name="page5" draw:style-name="dp1" draw:master-page-name="Padrão">
        <draw:g>
          <draw:g>
            <draw:custom-shape draw:style-name="gr1" draw:text-style-name="P2" draw:layer="layout" svg:width="1.25cm" svg:height="1cm" svg:x="4.25cm" svg:y="2.344cm">
              <text:p text:style-name="P1">4</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5.5cm" svg:y="2.344cm">
              <text:p text:style-name="P1">3</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6.75cm" svg:y="2.344cm">
              <text:p text:style-name="P1">2</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8cm" svg:y="2.344cm">
              <text:p text:style-name="P1">1</text:p>
              <draw:enhanced-geometry svg:viewBox="0 0 21600 21600" draw:mirror-horizontal="false" draw:mirror-vertical="false" draw:type="rectangle" draw:enhanced-path="M 0 0 L 21600 0 21600 21600 0 21600 0 0 Z N"/>
            </draw:custom-shape>
            <draw:frame draw:style-name="gr9" draw:text-style-name="P4" draw:layer="layout" svg:width="12.5cm" svg:height="0.806cm" svg:x="4.25cm" svg:y="3.344cm">
              <draw:text-box>
                <text:p><text:span text:style-name="T4">t</text:span><text:span text:style-name="T4">a</text:span><text:span text:style-name="T4">m</text:span><text:span text:style-name="T4">M</text:span><text:span text:style-name="T4">a</text:span><text:span text:style-name="T4">x</text:span><text:span text:style-name="T4"> </text:span><text:span text:style-name="T4">=</text:span><text:span text:style-name="T4"> </text:span><text:span text:style-name="T4">1</text:span><text:span text:style-name="T4">0</text:span><text:span text:style-name="T4"> </text:span><text:span text:style-name="T4">/ </text:span><text:span text:style-name="T1">t</text:span><text:span text:style-name="T1">a</text:span><text:span text:style-name="T1">m</text:span><text:span text:style-name="T1">A</text:span><text:span text:style-name="T1">t</text:span><text:span text:style-name="T1">u</text:span><text:span text:style-name="T1">a</text:span><text:span text:style-name="T1">l </text:span><text:span text:style-name="T1">=</text:span><text:span text:style-name="T1"> </text:span><text:span text:style-name="T1">4</text:span></text:p>
              </draw:text-box>
            </draw:frame>
            <draw:custom-shape draw:style-name="gr10" draw:text-style-name="P2" draw:layer="layout" svg:width="1.25cm" svg:height="1cm" svg:x="9.25cm" svg:y="2.34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0.5cm" svg:y="2.34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1.75cm" svg:y="2.34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3cm" svg:y="2.34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4.25cm" svg:y="2.34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5.5cm" svg:y="2.344cm">
              <text:p/>
              <draw:enhanced-geometry svg:viewBox="0 0 21600 21600" draw:mirror-horizontal="false" draw:mirror-vertical="false" draw:type="rectangle" draw:enhanced-path="M 0 0 L 21600 0 21600 21600 0 21600 0 0 Z N"/>
            </draw:custom-shape>
            <draw:frame draw:style-name="gr11" draw:text-style-name="P7" draw:layer="layout" svg:width="1.25cm" svg:height="0.75cm" svg:x="4.25cm" svg:y="1.594cm">
              <draw:text-box>
                <text:p text:style-name="P1"><text:span text:style-name="T5">0</text:span></text:p>
              </draw:text-box>
            </draw:frame>
            <draw:frame draw:style-name="gr11" draw:text-style-name="P7" draw:layer="layout" svg:width="1.25cm" svg:height="0.75cm" svg:x="5.5cm" svg:y="1.594cm">
              <draw:text-box>
                <text:p text:style-name="P1"><text:span text:style-name="T5">1</text:span></text:p>
              </draw:text-box>
            </draw:frame>
            <draw:frame draw:style-name="gr11" draw:text-style-name="P7" draw:layer="layout" svg:width="1.25cm" svg:height="0.75cm" svg:x="6.75cm" svg:y="1.594cm">
              <draw:text-box>
                <text:p text:style-name="P1"><text:span text:style-name="T5">2</text:span></text:p>
              </draw:text-box>
            </draw:frame>
            <draw:frame draw:style-name="gr11" draw:text-style-name="P7" draw:layer="layout" svg:width="1.25cm" svg:height="0.75cm" svg:x="8cm" svg:y="1.594cm">
              <draw:text-box>
                <text:p text:style-name="P1"><text:span text:style-name="T5">3</text:span></text:p>
              </draw:text-box>
            </draw:frame>
            <draw:frame draw:style-name="gr11" draw:text-style-name="P7" draw:layer="layout" svg:width="1.25cm" svg:height="0.75cm" svg:x="9.25cm" svg:y="1.594cm">
              <draw:text-box>
                <text:p text:style-name="P1"><text:span text:style-name="T5">4</text:span></text:p>
              </draw:text-box>
            </draw:frame>
            <draw:frame draw:style-name="gr11" draw:text-style-name="P7" draw:layer="layout" svg:width="1.25cm" svg:height="0.75cm" svg:x="10.5cm" svg:y="1.594cm">
              <draw:text-box>
                <text:p text:style-name="P1"><text:span text:style-name="T5">5</text:span></text:p>
              </draw:text-box>
            </draw:frame>
            <draw:frame draw:style-name="gr11" draw:text-style-name="P7" draw:layer="layout" svg:width="1.25cm" svg:height="0.75cm" svg:x="11.75cm" svg:y="1.594cm">
              <draw:text-box>
                <text:p text:style-name="P1"><text:span text:style-name="T5">6</text:span></text:p>
              </draw:text-box>
            </draw:frame>
            <draw:frame draw:style-name="gr11" draw:text-style-name="P7" draw:layer="layout" svg:width="1.25cm" svg:height="0.75cm" svg:x="13cm" svg:y="1.594cm">
              <draw:text-box>
                <text:p text:style-name="P1"><text:span text:style-name="T5">7</text:span></text:p>
              </draw:text-box>
            </draw:frame>
            <draw:frame draw:style-name="gr11" draw:text-style-name="P7" draw:layer="layout" svg:width="1.25cm" svg:height="0.75cm" svg:x="14.25cm" svg:y="1.594cm">
              <draw:text-box>
                <text:p text:style-name="P1"><text:span text:style-name="T5">8</text:span></text:p>
              </draw:text-box>
            </draw:frame>
            <draw:frame draw:style-name="gr11" draw:text-style-name="P7" draw:layer="layout" svg:width="1.25cm" svg:height="0.75cm" svg:x="15.5cm" svg:y="1.594cm">
              <draw:text-box>
                <text:p text:style-name="P1"><text:span text:style-name="T5">9</text:span></text:p>
              </draw:text-box>
            </draw:frame>
          </draw:g>
        </draw:g>
        <draw:g>
          <draw:custom-shape draw:style-name="gr1" draw:text-style-name="P2" draw:layer="layout" svg:width="1.25cm" svg:height="1cm" svg:x="1.25cm" svg:y="6.5cm">
            <text:p text:style-name="P1">10</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2.5cm" svg:y="6.5cm">
            <text:p text:style-name="P1">20</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3.75cm" svg:y="6.5cm">
            <text:p text:style-name="P1">30</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5cm" svg:y="6.5cm">
            <text:p text:style-name="P1">40</text:p>
            <draw:enhanced-geometry svg:viewBox="0 0 21600 21600" draw:mirror-horizontal="false" draw:mirror-vertical="false" draw:type="rectangle" draw:enhanced-path="M 0 0 L 21600 0 21600 21600 0 21600 0 0 Z N"/>
          </draw:custom-shape>
          <draw:frame draw:style-name="gr9" draw:text-style-name="P4" draw:layer="layout" svg:width="6.75cm" svg:height="0.806cm" svg:x="14cm" svg:y="6.506cm">
            <draw:text-box>
              <text:p><text:span text:style-name="T4">ta</text:span><text:span text:style-name="T4">m</text:span><text:span text:style-name="T4">Ma</text:span><text:span text:style-name="T4">x = </text:span><text:span text:style-name="T4">10 </text:span><text:span text:style-name="T4">/ </text:span><text:span text:style-name="T1">ta</text:span><text:span text:style-name="T1">m</text:span><text:span text:style-name="T1">At</text:span><text:span text:style-name="T1">ual </text:span><text:span text:style-name="T1">= 7</text:span></text:p>
            </draw:text-box>
          </draw:frame>
          <draw:custom-shape draw:style-name="gr1" draw:text-style-name="P2" draw:layer="layout" svg:width="1.25cm" svg:height="1cm" svg:x="6.25cm" svg:y="6.5cm">
            <text:p text:style-name="P1">50</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7.5cm" svg:y="6.5cm">
            <text:p text:style-name="P1">60</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8.75cm" svg:y="6.5cm">
            <text:p text:style-name="P1">70</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10cm" svg:y="6.5cm">
            <text:p text:style-name="P1"/>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1.25cm" svg:y="6.5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2.5cm" svg:y="6.5cm">
            <text:p/>
            <draw:enhanced-geometry svg:viewBox="0 0 21600 21600" draw:mirror-horizontal="false" draw:mirror-vertical="false" draw:type="rectangle" draw:enhanced-path="M 0 0 L 21600 0 21600 21600 0 21600 0 0 Z N"/>
          </draw:custom-shape>
          <draw:frame draw:style-name="gr11" draw:text-style-name="P7" draw:layer="layout" svg:width="1.25cm" svg:height="0.75cm" svg:x="1.25cm" svg:y="5.75cm">
            <draw:text-box>
              <text:p text:style-name="P1"><text:span text:style-name="T5">0</text:span></text:p>
            </draw:text-box>
          </draw:frame>
          <draw:frame draw:style-name="gr11" draw:text-style-name="P7" draw:layer="layout" svg:width="1.25cm" svg:height="0.75cm" svg:x="2.5cm" svg:y="5.75cm">
            <draw:text-box>
              <text:p text:style-name="P1"><text:span text:style-name="T5">1</text:span></text:p>
            </draw:text-box>
          </draw:frame>
          <draw:frame draw:style-name="gr11" draw:text-style-name="P7" draw:layer="layout" svg:width="1.25cm" svg:height="0.75cm" svg:x="3.75cm" svg:y="5.75cm">
            <draw:text-box>
              <text:p text:style-name="P1"><text:span text:style-name="T5">2</text:span></text:p>
            </draw:text-box>
          </draw:frame>
          <draw:frame draw:style-name="gr11" draw:text-style-name="P7" draw:layer="layout" svg:width="1.25cm" svg:height="0.75cm" svg:x="5cm" svg:y="5.75cm">
            <draw:text-box>
              <text:p text:style-name="P1"><text:span text:style-name="T5">3</text:span></text:p>
            </draw:text-box>
          </draw:frame>
          <draw:frame draw:style-name="gr11" draw:text-style-name="P7" draw:layer="layout" svg:width="1.25cm" svg:height="0.75cm" svg:x="6.25cm" svg:y="5.75cm">
            <draw:text-box>
              <text:p text:style-name="P1"><text:span text:style-name="T5">4</text:span></text:p>
            </draw:text-box>
          </draw:frame>
          <draw:frame draw:style-name="gr11" draw:text-style-name="P7" draw:layer="layout" svg:width="1.25cm" svg:height="0.75cm" svg:x="7.5cm" svg:y="5.75cm">
            <draw:text-box>
              <text:p text:style-name="P1"><text:span text:style-name="T5">5</text:span></text:p>
            </draw:text-box>
          </draw:frame>
          <draw:frame draw:style-name="gr11" draw:text-style-name="P7" draw:layer="layout" svg:width="1.25cm" svg:height="0.75cm" svg:x="8.75cm" svg:y="5.75cm">
            <draw:text-box>
              <text:p text:style-name="P1"><text:span text:style-name="T5">6</text:span></text:p>
            </draw:text-box>
          </draw:frame>
          <draw:frame draw:style-name="gr11" draw:text-style-name="P7" draw:layer="layout" svg:width="1.25cm" svg:height="0.75cm" svg:x="10cm" svg:y="5.75cm">
            <draw:text-box>
              <text:p text:style-name="P1"><text:span text:style-name="T5">7</text:span></text:p>
            </draw:text-box>
          </draw:frame>
          <draw:frame draw:style-name="gr11" draw:text-style-name="P7" draw:layer="layout" svg:width="1.25cm" svg:height="0.75cm" svg:x="11.25cm" svg:y="5.75cm">
            <draw:text-box>
              <text:p text:style-name="P1"><text:span text:style-name="T5">8</text:span></text:p>
            </draw:text-box>
          </draw:frame>
          <draw:frame draw:style-name="gr11" draw:text-style-name="P7" draw:layer="layout" svg:width="1.25cm" svg:height="0.75cm" svg:x="12.5cm" svg:y="5.75cm">
            <draw:text-box>
              <text:p text:style-name="P1"><text:span text:style-name="T5">9</text:span></text:p>
            </draw:text-box>
          </draw:frame>
          <draw:path draw:style-name="gr21" draw:text-style-name="P3" draw:layer="layout" svg:width="0.619cm" svg:height="0.831cm" draw:transform="rotate (-0.982794901798007) translate (8.94230878020009cm 6.84846199175154cm)" svg:viewBox="0 0 620 832" svg:d="M0 832c901 0 555-832 555-832">
            <text:p text:style-name="P1"/>
          </draw:path>
          <draw:path draw:style-name="gr21" draw:text-style-name="P3" draw:layer="layout" svg:width="0.619cm" svg:height="0.831cm" draw:transform="rotate (-0.982794901798007) translate (10.1793087802001cm 6.84946199175154cm)" svg:viewBox="0 0 620 832" svg:d="M0 832c901 0 555-832 555-832">
            <text:p/>
          </draw:path>
          <draw:path draw:style-name="gr21" draw:text-style-name="P3" draw:layer="layout" svg:width="0.619cm" svg:height="0.831cm" draw:transform="rotate (-0.982794901798007) translate (6.44230878020009cm 6.84846199175154cm)" svg:viewBox="0 0 620 832" svg:d="M0 832c901 0 555-832 555-832">
            <text:p/>
          </draw:path>
          <draw:path draw:style-name="gr21" draw:text-style-name="P3" draw:layer="layout" svg:width="0.619cm" svg:height="0.831cm" draw:transform="rotate (-0.982794901798007) translate (7.67930878020009cm 6.84946199175154cm)" svg:viewBox="0 0 620 832" svg:d="M0 832c901 0 555-832 555-832">
            <text:p/>
          </draw:path>
          <draw:custom-shape draw:style-name="gr1" draw:text-style-name="P2" draw:layer="layout" svg:width="1.25cm" svg:height="1cm" svg:x="1.25cm" svg:y="11.25cm">
            <text:p text:style-name="P1">10</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2.5cm" svg:y="11.25cm">
            <text:p text:style-name="P1">20</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3.75cm" svg:y="11.25cm">
            <text:p text:style-name="P1">30</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5cm" svg:y="11.25cm">
            <text:p text:style-name="P1">35</text:p>
            <draw:enhanced-geometry svg:viewBox="0 0 21600 21600" draw:mirror-horizontal="false" draw:mirror-vertical="false" draw:type="rectangle" draw:enhanced-path="M 0 0 L 21600 0 21600 21600 0 21600 0 0 Z N"/>
          </draw:custom-shape>
          <draw:frame draw:style-name="gr9" draw:text-style-name="P4" draw:layer="layout" svg:width="6.75cm" svg:height="0.806cm" svg:x="14cm" svg:y="11.256cm">
            <draw:text-box>
              <text:p><text:span text:style-name="T4">ta</text:span><text:span text:style-name="T4">m</text:span><text:span text:style-name="T4">Ma</text:span><text:span text:style-name="T4">x = </text:span><text:span text:style-name="T4">10 </text:span><text:span text:style-name="T4">/ </text:span><text:span text:style-name="T1">ta</text:span><text:span text:style-name="T1">m</text:span><text:span text:style-name="T1">At</text:span><text:span text:style-name="T1">ual </text:span><text:span text:style-name="T1">= 8</text:span></text:p>
            </draw:text-box>
          </draw:frame>
          <draw:custom-shape draw:style-name="gr1" draw:text-style-name="P2" draw:layer="layout" svg:width="1.25cm" svg:height="1cm" svg:x="6.25cm" svg:y="11.25cm">
            <text:p text:style-name="P1">40</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7.5cm" svg:y="11.25cm">
            <text:p text:style-name="P1">50</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8.75cm" svg:y="11.25cm">
            <text:p text:style-name="P1">60</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10cm" svg:y="11.25cm">
            <text:p text:style-name="P1">70</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1.25cm" svg:y="11.25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2.5cm" svg:y="11.25cm">
            <text:p/>
            <draw:enhanced-geometry svg:viewBox="0 0 21600 21600" draw:mirror-horizontal="false" draw:mirror-vertical="false" draw:type="rectangle" draw:enhanced-path="M 0 0 L 21600 0 21600 21600 0 21600 0 0 Z N"/>
          </draw:custom-shape>
          <draw:frame draw:style-name="gr11" draw:text-style-name="P7" draw:layer="layout" svg:width="1.25cm" svg:height="0.75cm" svg:x="1.25cm" svg:y="10.5cm">
            <draw:text-box>
              <text:p text:style-name="P1"><text:span text:style-name="T5">0</text:span></text:p>
            </draw:text-box>
          </draw:frame>
          <draw:frame draw:style-name="gr11" draw:text-style-name="P7" draw:layer="layout" svg:width="1.25cm" svg:height="0.75cm" svg:x="2.5cm" svg:y="10.5cm">
            <draw:text-box>
              <text:p text:style-name="P1"><text:span text:style-name="T5">1</text:span></text:p>
            </draw:text-box>
          </draw:frame>
          <draw:frame draw:style-name="gr11" draw:text-style-name="P7" draw:layer="layout" svg:width="1.25cm" svg:height="0.75cm" svg:x="3.75cm" svg:y="10.5cm">
            <draw:text-box>
              <text:p text:style-name="P1"><text:span text:style-name="T5">2</text:span></text:p>
            </draw:text-box>
          </draw:frame>
          <draw:frame draw:style-name="gr11" draw:text-style-name="P7" draw:layer="layout" svg:width="1.25cm" svg:height="0.75cm" svg:x="5cm" svg:y="10.5cm">
            <draw:text-box>
              <text:p text:style-name="P1"><text:span text:style-name="T5">3</text:span></text:p>
            </draw:text-box>
          </draw:frame>
          <draw:frame draw:style-name="gr11" draw:text-style-name="P7" draw:layer="layout" svg:width="1.25cm" svg:height="0.75cm" svg:x="6.25cm" svg:y="10.5cm">
            <draw:text-box>
              <text:p text:style-name="P1"><text:span text:style-name="T5">4</text:span></text:p>
            </draw:text-box>
          </draw:frame>
          <draw:frame draw:style-name="gr11" draw:text-style-name="P7" draw:layer="layout" svg:width="1.25cm" svg:height="0.75cm" svg:x="7.5cm" svg:y="10.5cm">
            <draw:text-box>
              <text:p text:style-name="P1"><text:span text:style-name="T5">5</text:span></text:p>
            </draw:text-box>
          </draw:frame>
          <draw:frame draw:style-name="gr11" draw:text-style-name="P7" draw:layer="layout" svg:width="1.25cm" svg:height="0.75cm" svg:x="8.75cm" svg:y="10.5cm">
            <draw:text-box>
              <text:p text:style-name="P1"><text:span text:style-name="T5">6</text:span></text:p>
            </draw:text-box>
          </draw:frame>
          <draw:frame draw:style-name="gr11" draw:text-style-name="P7" draw:layer="layout" svg:width="1.25cm" svg:height="0.75cm" svg:x="10cm" svg:y="10.5cm">
            <draw:text-box>
              <text:p text:style-name="P1"><text:span text:style-name="T5">7</text:span></text:p>
            </draw:text-box>
          </draw:frame>
          <draw:frame draw:style-name="gr11" draw:text-style-name="P7" draw:layer="layout" svg:width="1.25cm" svg:height="0.75cm" svg:x="11.25cm" svg:y="10.5cm">
            <draw:text-box>
              <text:p text:style-name="P1"><text:span text:style-name="T5">8</text:span></text:p>
            </draw:text-box>
          </draw:frame>
          <draw:frame draw:style-name="gr11" draw:text-style-name="P7" draw:layer="layout" svg:width="1.25cm" svg:height="0.75cm" svg:x="12.5cm" svg:y="10.5cm">
            <draw:text-box>
              <text:p text:style-name="P1"><text:span text:style-name="T5">9</text:span></text:p>
            </draw:text-box>
          </draw:frame>
          <draw:custom-shape draw:style-name="gr1" draw:text-style-name="P2" draw:layer="layout" svg:width="1.25cm" svg:height="1cm" svg:x="5cm" svg:y="8.75cm">
            <text:p text:style-name="P1">35</text:p>
            <draw:enhanced-geometry svg:viewBox="0 0 21600 21600" draw:mirror-horizontal="false" draw:mirror-vertical="false" draw:type="rectangle" draw:enhanced-path="M 0 0 L 21600 0 21600 21600 0 21600 0 0 Z N"/>
          </draw:custom-shape>
          <draw:path draw:style-name="gr21" draw:text-style-name="P3" draw:layer="layout" svg:width="1.247cm" svg:height="0.831cm" draw:transform="rotate (-0.982794901798007) translate (5.5cm 7.25cm)" svg:viewBox="0 0 1248 832" svg:d="M1248 832c-347-231-901-601-1248-832">
            <text:p/>
          </draw:path>
          <draw:frame draw:style-name="gr22" draw:text-style-name="P12" draw:layer="layout" svg:width="0.739cm" svg:height="0.725cm" svg:x="9.511cm" svg:y="7.75cm">
            <draw:text-box>
              <text:p><text:span text:style-name="T9">1</text:span></text:p>
            </draw:text-box>
          </draw:frame>
          <draw:frame draw:style-name="gr22" draw:text-style-name="P12" draw:layer="layout" svg:width="0.739cm" svg:height="0.725cm" svg:x="8.25cm" svg:y="7.775cm">
            <draw:text-box>
              <text:p><text:span text:style-name="T9">2</text:span></text:p>
            </draw:text-box>
          </draw:frame>
          <draw:frame draw:style-name="gr22" draw:text-style-name="P12" draw:layer="layout" svg:width="0.739cm" svg:height="0.725cm" svg:x="7.011cm" svg:y="7.775cm">
            <draw:text-box>
              <text:p><text:span text:style-name="T9">3</text:span></text:p>
            </draw:text-box>
          </draw:frame>
          <draw:frame draw:style-name="gr22" draw:text-style-name="P12" draw:layer="layout" svg:width="0.739cm" svg:height="0.725cm" svg:x="5.75cm" svg:y="7.75cm">
            <draw:text-box>
              <text:p><text:span text:style-name="T9">4</text:span></text:p>
            </draw:text-box>
          </draw:frame>
          <draw:frame draw:style-name="gr23" draw:text-style-name="P12" draw:layer="layout" svg:width="0.739cm" svg:height="0.725cm" svg:x="4.761cm" svg:y="8.025cm">
            <draw:text-box>
              <text:p><text:span text:style-name="T9">5</text:span></text:p>
            </draw:text-box>
          </draw:frame>
        </draw:g>
        <draw:g>
          <draw:custom-shape draw:style-name="gr1" draw:text-style-name="P2" draw:layer="layout" svg:width="1.25cm" svg:height="1cm" svg:x="1.25cm" svg:y="14.75cm">
            <text:p text:style-name="P1">10</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2.5cm" svg:y="14.75cm">
            <text:p text:style-name="P1">20</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3.75cm" svg:y="14.75cm">
            <text:p text:style-name="P1">30</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5cm" svg:y="14.75cm">
            <text:p text:style-name="P1">35</text:p>
            <draw:enhanced-geometry svg:viewBox="0 0 21600 21600" draw:mirror-horizontal="false" draw:mirror-vertical="false" draw:type="rectangle" draw:enhanced-path="M 0 0 L 21600 0 21600 21600 0 21600 0 0 Z N"/>
          </draw:custom-shape>
          <draw:frame draw:style-name="gr9" draw:text-style-name="P4" draw:layer="layout" svg:width="6.75cm" svg:height="0.806cm" svg:x="14cm" svg:y="14.756cm">
            <draw:text-box>
              <text:p><text:span text:style-name="T4">ta</text:span><text:span text:style-name="T4">m</text:span><text:span text:style-name="T4">Ma</text:span><text:span text:style-name="T4">x = </text:span><text:span text:style-name="T4">10 </text:span><text:span text:style-name="T4">/ </text:span><text:span text:style-name="T1">ta</text:span><text:span text:style-name="T1">m</text:span><text:span text:style-name="T1">At</text:span><text:span text:style-name="T1">ual </text:span><text:span text:style-name="T1">= 8</text:span></text:p>
            </draw:text-box>
          </draw:frame>
          <draw:custom-shape draw:style-name="gr1" draw:text-style-name="P2" draw:layer="layout" svg:width="1.25cm" svg:height="1cm" svg:x="6.25cm" svg:y="14.75cm">
            <text:p text:style-name="P1">40</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7.5cm" svg:y="14.75cm">
            <text:p text:style-name="P1">50</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8.75cm" svg:y="14.75cm">
            <text:p text:style-name="P1">60</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10cm" svg:y="14.75cm">
            <text:p text:style-name="P1">70</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1.25cm" svg:y="14.75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2.5cm" svg:y="14.75cm">
            <text:p/>
            <draw:enhanced-geometry svg:viewBox="0 0 21600 21600" draw:mirror-horizontal="false" draw:mirror-vertical="false" draw:type="rectangle" draw:enhanced-path="M 0 0 L 21600 0 21600 21600 0 21600 0 0 Z N"/>
          </draw:custom-shape>
          <draw:frame draw:style-name="gr11" draw:text-style-name="P7" draw:layer="layout" svg:width="1.25cm" svg:height="0.75cm" svg:x="1.25cm" svg:y="14cm">
            <draw:text-box>
              <text:p text:style-name="P1"><text:span text:style-name="T5">0</text:span></text:p>
            </draw:text-box>
          </draw:frame>
          <draw:frame draw:style-name="gr11" draw:text-style-name="P7" draw:layer="layout" svg:width="1.25cm" svg:height="0.75cm" svg:x="2.5cm" svg:y="14cm">
            <draw:text-box>
              <text:p text:style-name="P1"><text:span text:style-name="T5">1</text:span></text:p>
            </draw:text-box>
          </draw:frame>
          <draw:frame draw:style-name="gr11" draw:text-style-name="P7" draw:layer="layout" svg:width="1.25cm" svg:height="0.75cm" svg:x="3.75cm" svg:y="14cm">
            <draw:text-box>
              <text:p text:style-name="P1"><text:span text:style-name="T5">2</text:span></text:p>
            </draw:text-box>
          </draw:frame>
          <draw:frame draw:style-name="gr11" draw:text-style-name="P7" draw:layer="layout" svg:width="1.25cm" svg:height="0.75cm" svg:x="5cm" svg:y="14cm">
            <draw:text-box>
              <text:p text:style-name="P1"><text:span text:style-name="T5">3</text:span></text:p>
            </draw:text-box>
          </draw:frame>
          <draw:frame draw:style-name="gr11" draw:text-style-name="P7" draw:layer="layout" svg:width="1.25cm" svg:height="0.75cm" svg:x="6.25cm" svg:y="14cm">
            <draw:text-box>
              <text:p text:style-name="P1"><text:span text:style-name="T5">4</text:span></text:p>
            </draw:text-box>
          </draw:frame>
          <draw:frame draw:style-name="gr11" draw:text-style-name="P7" draw:layer="layout" svg:width="1.25cm" svg:height="0.75cm" svg:x="7.5cm" svg:y="14cm">
            <draw:text-box>
              <text:p text:style-name="P1"><text:span text:style-name="T5">5</text:span></text:p>
            </draw:text-box>
          </draw:frame>
          <draw:frame draw:style-name="gr11" draw:text-style-name="P7" draw:layer="layout" svg:width="1.25cm" svg:height="0.75cm" svg:x="8.75cm" svg:y="14cm">
            <draw:text-box>
              <text:p text:style-name="P1"><text:span text:style-name="T5">6</text:span></text:p>
            </draw:text-box>
          </draw:frame>
          <draw:frame draw:style-name="gr11" draw:text-style-name="P7" draw:layer="layout" svg:width="1.25cm" svg:height="0.75cm" svg:x="10cm" svg:y="14cm">
            <draw:text-box>
              <text:p text:style-name="P1"><text:span text:style-name="T5">7</text:span></text:p>
            </draw:text-box>
          </draw:frame>
          <draw:frame draw:style-name="gr11" draw:text-style-name="P7" draw:layer="layout" svg:width="1.25cm" svg:height="0.75cm" svg:x="11.25cm" svg:y="14cm">
            <draw:text-box>
              <text:p text:style-name="P1"><text:span text:style-name="T5">8</text:span></text:p>
            </draw:text-box>
          </draw:frame>
          <draw:frame draw:style-name="gr11" draw:text-style-name="P7" draw:layer="layout" svg:width="1.25cm" svg:height="0.75cm" svg:x="12.5cm" svg:y="14cm">
            <draw:text-box>
              <text:p text:style-name="P1"><text:span text:style-name="T5">9</text:span></text:p>
            </draw:text-box>
          </draw:frame>
          <draw:path draw:style-name="gr21" draw:text-style-name="P3" draw:layer="layout" svg:width="0.619cm" svg:height="0.831cm" draw:transform="rotate (0.982445835947608) translate (6.94969264622928cm 15.614420001746cm)" svg:viewBox="0 0 620 832" svg:d="M620 832c-901 0-555-832-555-832">
            <text:p/>
          </draw:path>
          <draw:path draw:style-name="gr21" draw:text-style-name="P3" draw:layer="layout" svg:width="0.619cm" svg:height="0.831cm" draw:transform="rotate (0.982445835947608) translate (5.71269264622927cm 15.615420001746cm)" svg:viewBox="0 0 620 832" svg:d="M620 832c-901 0-555-832-555-832">
            <text:p/>
          </draw:path>
          <draw:path draw:style-name="gr21" draw:text-style-name="P3" draw:layer="layout" svg:width="0.619cm" svg:height="0.831cm" draw:transform="rotate (0.982445835947608) translate (9.44969264622928cm 15.614420001746cm)" svg:viewBox="0 0 620 832" svg:d="M620 832c-901 0-555-832-555-832">
            <text:p/>
          </draw:path>
          <draw:path draw:style-name="gr21" draw:text-style-name="P3" draw:layer="layout" svg:width="0.619cm" svg:height="0.831cm" draw:transform="rotate (0.982445835947608) translate (8.21269264622928cm 15.615420001746cm)" svg:viewBox="0 0 620 832" svg:d="M620 832c-901 0-555-832-555-832">
            <text:p/>
          </draw:path>
          <draw:custom-shape draw:style-name="gr1" draw:text-style-name="P2" draw:layer="layout" svg:width="1.25cm" svg:height="1cm" svg:x="1.25cm" svg:y="19.5cm">
            <text:p text:style-name="P1">10</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2.5cm" svg:y="19.5cm">
            <text:p text:style-name="P1">20</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3.75cm" svg:y="19.5cm">
            <text:p text:style-name="P1">35</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5cm" svg:y="19.5cm">
            <text:p text:style-name="P1">40</text:p>
            <draw:enhanced-geometry svg:viewBox="0 0 21600 21600" draw:mirror-horizontal="false" draw:mirror-vertical="false" draw:type="rectangle" draw:enhanced-path="M 0 0 L 21600 0 21600 21600 0 21600 0 0 Z N"/>
          </draw:custom-shape>
          <draw:frame draw:style-name="gr9" draw:text-style-name="P4" draw:layer="layout" svg:width="6.75cm" svg:height="0.806cm" svg:x="14cm" svg:y="19.506cm">
            <draw:text-box>
              <text:p><text:span text:style-name="T4">ta</text:span><text:span text:style-name="T4">m</text:span><text:span text:style-name="T4">Ma</text:span><text:span text:style-name="T4">x = </text:span><text:span text:style-name="T4">10 </text:span><text:span text:style-name="T4">/ </text:span><text:span text:style-name="T1">ta</text:span><text:span text:style-name="T1">m</text:span><text:span text:style-name="T1">At</text:span><text:span text:style-name="T1">ual </text:span><text:span text:style-name="T1">= 7</text:span></text:p>
            </draw:text-box>
          </draw:frame>
          <draw:custom-shape draw:style-name="gr1" draw:text-style-name="P2" draw:layer="layout" svg:width="1.25cm" svg:height="1cm" svg:x="6.25cm" svg:y="19.5cm">
            <text:p text:style-name="P1">50</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7.5cm" svg:y="19.5cm">
            <text:p text:style-name="P1">60</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8.75cm" svg:y="19.5cm">
            <text:p text:style-name="P1">70</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10cm" svg:y="19.5cm">
            <text:p text:style-name="P1"/>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1.25cm" svg:y="19.5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2.5cm" svg:y="19.5cm">
            <text:p/>
            <draw:enhanced-geometry svg:viewBox="0 0 21600 21600" draw:mirror-horizontal="false" draw:mirror-vertical="false" draw:type="rectangle" draw:enhanced-path="M 0 0 L 21600 0 21600 21600 0 21600 0 0 Z N"/>
          </draw:custom-shape>
          <draw:frame draw:style-name="gr11" draw:text-style-name="P7" draw:layer="layout" svg:width="1.25cm" svg:height="0.75cm" svg:x="1.25cm" svg:y="18.75cm">
            <draw:text-box>
              <text:p text:style-name="P1"><text:span text:style-name="T5">0</text:span></text:p>
            </draw:text-box>
          </draw:frame>
          <draw:frame draw:style-name="gr11" draw:text-style-name="P7" draw:layer="layout" svg:width="1.25cm" svg:height="0.75cm" svg:x="2.5cm" svg:y="18.75cm">
            <draw:text-box>
              <text:p text:style-name="P1"><text:span text:style-name="T5">1</text:span></text:p>
            </draw:text-box>
          </draw:frame>
          <draw:frame draw:style-name="gr11" draw:text-style-name="P7" draw:layer="layout" svg:width="1.25cm" svg:height="0.75cm" svg:x="3.75cm" svg:y="18.75cm">
            <draw:text-box>
              <text:p text:style-name="P1"><text:span text:style-name="T5">2</text:span></text:p>
            </draw:text-box>
          </draw:frame>
          <draw:frame draw:style-name="gr11" draw:text-style-name="P7" draw:layer="layout" svg:width="1.25cm" svg:height="0.75cm" svg:x="5cm" svg:y="18.75cm">
            <draw:text-box>
              <text:p text:style-name="P1"><text:span text:style-name="T5">3</text:span></text:p>
            </draw:text-box>
          </draw:frame>
          <draw:frame draw:style-name="gr11" draw:text-style-name="P7" draw:layer="layout" svg:width="1.25cm" svg:height="0.75cm" svg:x="6.25cm" svg:y="18.75cm">
            <draw:text-box>
              <text:p text:style-name="P1"><text:span text:style-name="T5">4</text:span></text:p>
            </draw:text-box>
          </draw:frame>
          <draw:frame draw:style-name="gr11" draw:text-style-name="P7" draw:layer="layout" svg:width="1.25cm" svg:height="0.75cm" svg:x="7.5cm" svg:y="18.75cm">
            <draw:text-box>
              <text:p text:style-name="P1"><text:span text:style-name="T5">5</text:span></text:p>
            </draw:text-box>
          </draw:frame>
          <draw:frame draw:style-name="gr11" draw:text-style-name="P7" draw:layer="layout" svg:width="1.25cm" svg:height="0.75cm" svg:x="8.75cm" svg:y="18.75cm">
            <draw:text-box>
              <text:p text:style-name="P1"><text:span text:style-name="T5">6</text:span></text:p>
            </draw:text-box>
          </draw:frame>
          <draw:frame draw:style-name="gr11" draw:text-style-name="P7" draw:layer="layout" svg:width="1.25cm" svg:height="0.75cm" svg:x="10cm" svg:y="18.75cm">
            <draw:text-box>
              <text:p text:style-name="P1"><text:span text:style-name="T5">7</text:span></text:p>
            </draw:text-box>
          </draw:frame>
          <draw:frame draw:style-name="gr11" draw:text-style-name="P7" draw:layer="layout" svg:width="1.25cm" svg:height="0.75cm" svg:x="11.25cm" svg:y="18.75cm">
            <draw:text-box>
              <text:p text:style-name="P1"><text:span text:style-name="T5">8</text:span></text:p>
            </draw:text-box>
          </draw:frame>
          <draw:frame draw:style-name="gr11" draw:text-style-name="P7" draw:layer="layout" svg:width="1.25cm" svg:height="0.75cm" svg:x="12.5cm" svg:y="18.75cm">
            <draw:text-box>
              <text:p text:style-name="P1"><text:span text:style-name="T5">9</text:span></text:p>
            </draw:text-box>
          </draw:frame>
          <draw:path draw:style-name="gr21" draw:text-style-name="P3" draw:layer="layout" svg:width="0cm" svg:height="1.499cm" svg:x="4.282cm" svg:y="15.5cm" svg:viewBox="0 0 0 1500" svg:d="M0 0c0 417 0 1083 0 1500">
            <text:p text:style-name="P1"/>
          </draw:path>
          <draw:frame draw:style-name="gr22" draw:text-style-name="P12" draw:layer="layout" svg:width="0.739cm" svg:height="0.725cm" svg:x="4.5cm" svg:y="16.025cm">
            <draw:text-box>
              <text:p><text:span text:style-name="T9">1</text:span></text:p>
            </draw:text-box>
          </draw:frame>
          <draw:frame draw:style-name="gr22" draw:text-style-name="P13" draw:layer="layout" svg:width="1.065cm" svg:height="1.195cm" svg:x="3.75cm" svg:y="16.805cm">
            <draw:text-box>
              <text:p><text:span text:style-name="T10">X</text:span></text:p>
            </draw:text-box>
          </draw:frame>
          <draw:path draw:style-name="gr21" draw:text-style-name="P3" draw:layer="layout" svg:width="0.619cm" svg:height="0.831cm" draw:transform="rotate (0.982445835947608) translate (4.46369264622927cm 15.614420001746cm)" svg:viewBox="0 0 620 832" svg:d="M620 832c-901 0-555-832-555-832">
            <text:p/>
          </draw:path>
          <draw:frame draw:style-name="gr22" draw:text-style-name="P12" draw:layer="layout" svg:width="0.739cm" svg:height="0.725cm" svg:x="5.761cm" svg:y="16.025cm">
            <draw:text-box>
              <text:p><text:span text:style-name="T9">2</text:span></text:p>
            </draw:text-box>
          </draw:frame>
          <draw:frame draw:style-name="gr22" draw:text-style-name="P12" draw:layer="layout" svg:width="0.739cm" svg:height="0.725cm" svg:x="7.011cm" svg:y="16.025cm">
            <draw:text-box>
              <text:p><text:span text:style-name="T9">3</text:span></text:p>
            </draw:text-box>
          </draw:frame>
          <draw:frame draw:style-name="gr22" draw:text-style-name="P12" draw:layer="layout" svg:width="0.739cm" svg:height="0.725cm" svg:x="8.25cm" svg:y="16.025cm">
            <draw:text-box>
              <text:p><text:span text:style-name="T9">4</text:span></text:p>
            </draw:text-box>
          </draw:frame>
          <draw:frame draw:style-name="gr22" draw:text-style-name="P12" draw:layer="layout" svg:width="0.739cm" svg:height="0.725cm" svg:x="9.5cm" svg:y="16.025cm">
            <draw:text-box>
              <text:p><text:span text:style-name="T9">5</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1" svg:font-family="FreeMono" style:font-family-generic="modern" style:font-pitch="fixed"/>
    <style:font-face style:name="FreeMono2" svg:font-family="FreeMono" style:font-adornments="Regular" style:font-family-generic="modern" style:font-pitch="fixed"/>
    <style:font-face style:name="Cantarell" svg:font-family="Cantarell" style:font-pitch="variable"/>
    <style:font-face style:name="Cantarell1" svg:font-family="Cantarell" style:font-adornments="Regular" style:font-pitch="variable"/>
    <style:font-face style:name="Cantarell Extra Bold" svg:font-family="'Cantarell Extra Bold'" style:font-pitch="variable"/>
    <style:font-face style:name="Cantarell Extra Bold1" svg:font-family="'Cantarell Extra Bold'" style:font-adornments="Extra Bold" style:font-pitch="variable"/>
    <style:font-face style:name="Liberation Sans2" svg:font-family="'Liberation Sans'" style:font-pitch="variable"/>
    <style:font-face style:name="FreeMono" svg:font-family="Free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reenchi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reenchi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reenchido_20_vermelh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reenchido_20_amare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3-08-28T16:44:52.275662890</meta:creation-date>
    <dc:date>2023-09-14T15:04:19.084824475</dc:date>
    <meta:editing-duration>PT3H37M12S</meta:editing-duration>
    <meta:editing-cycles>12</meta:editing-cycles>
    <meta:generator>LibreOffice/6.1.5.2$Linux_X86_64 LibreOffice_project/10$Build-2</meta:generator>
    <meta:document-statistic meta:object-count="477"/>
  </office:meta>
</office:document-meta>
</file>